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571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1.2in"/>
    </style:style>
    <style:style style:name="ro1" style:family="table-row">
      <style:table-row-properties style:row-height="0.4272in" fo:break-before="auto" style:use-optimal-row-height="fals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5102in" fo:break-before="auto" style:use-optimal-row-height="false"/>
    </style:style>
    <style:style style:name="ta1" style:family="table" style:master-page-name="PageStyle_5f_data_5f_desu">
      <style:table-properties table:display="true" style:writing-mode="lr-tb"/>
    </style:style>
    <style:style style:name="ta2" style:family="table" style:master-page-name="PageStyle_5f_stat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48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_20_8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_20_8" style:data-style-name="N48">
      <style:table-cell-properties fo:background-color="#cccc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_20_8" style:data-style-name="N48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_20_8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_20_8" style:data-style-name="N0">
      <style:table-cell-properties fo:background-color="#cccc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_20_8" style:data-style-name="N0">
      <style:table-cell-properties fo:background-color="#dde8c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_20_8" style:data-style-name="N0">
      <style:table-cell-properties fo:background-color="#dde8c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_20_8" style:data-style-name="N4">
      <style:table-cell-properties fo:background-color="#cccc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_20_8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_20_8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_20_8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_20_8" style:data-style-name="N0">
      <style:table-cell-properties fo:background-color="#dde8cb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_20_8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_20_8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_20_8" style:data-style-name="N0">
      <style:table-cell-properties fo:background-color="#ccccc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_20_8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_20_8" style:data-style-name="N4">
      <style:table-cell-properties fo:background-color="#ccccc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_20_8" style:data-style-name="N0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_20_8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_desu" table:style-name="ta1">
        <office:forms form:automatic-focus="false" form:apply-design-mode="false"/>
        <table:table-column table:style-name="co1" table:number-columns-repeated="2" table:default-cell-style-name="ce4"/>
        <table:table-column table:style-name="co1" table:number-columns-repeated="2" table:default-cell-style-name="ce7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ce7"/>
        <table:table-column table:style-name="co1" table:number-columns-repeated="2" table:default-cell-style-name="ce11"/>
        <table:table-column table:style-name="co1" table:number-columns-repeated="2" table:default-cell-style-name="ce7"/>
        <table:table-column table:style-name="co1" table:number-columns-repeated="2" table:default-cell-style-name="ce11"/>
        <table:table-column table:style-name="co1" table:default-cell-style-name="ce12"/>
        <table:table-column table:style-name="co1" table:number-columns-repeated="2" table:default-cell-style-name="ce11"/>
        <table:table-column table:style-name="co1" table:default-cell-style-name="ce14"/>
        <table:table-column table:style-name="co1" table:number-columns-repeated="7" table:default-cell-style-name="ce16"/>
        <table:table-column table:style-name="co2" table:number-columns-repeated="16359" table:default-cell-style-name="ce16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eek</text:p>
          </table:table-cell>
          <table:table-cell table:style-name="ce6" office:value-type="string" calcext:value-type="string">
            <text:p>bench</text:p>
          </table:table-cell>
          <table:table-cell table:style-name="ce6" office:value-type="string" calcext:value-type="string">
            <text:p>bench_r</text:p>
          </table:table-cell>
          <table:table-cell table:style-name="ce1" office:value-type="string" calcext:value-type="string">
            <text:p>bench_c</text:p>
          </table:table-cell>
          <table:table-cell table:style-name="ce1" office:value-type="string" calcext:value-type="string">
            <text:p>bench_m</text:p>
          </table:table-cell>
          <table:table-cell table:style-name="ce6" office:value-type="string" calcext:value-type="string">
            <text:p>deadlift</text:p>
          </table:table-cell>
          <table:table-cell table:style-name="ce6" office:value-type="string" calcext:value-type="string">
            <text:p>deadlift_r</text:p>
          </table:table-cell>
          <table:table-cell table:style-name="ce1" office:value-type="string" calcext:value-type="string">
            <text:p>deadlift_c</text:p>
          </table:table-cell>
          <table:table-cell table:style-name="ce1" office:value-type="string" calcext:value-type="string">
            <text:p>deadlift_m</text:p>
          </table:table-cell>
          <table:table-cell table:style-name="ce6" office:value-type="string" calcext:value-type="string">
            <text:p>squats</text:p>
          </table:table-cell>
          <table:table-cell table:style-name="ce6" office:value-type="string" calcext:value-type="string">
            <text:p>squats_r</text:p>
          </table:table-cell>
          <table:table-cell table:style-name="ce1" office:value-type="string" calcext:value-type="string">
            <text:p>squats_c</text:p>
          </table:table-cell>
          <table:table-cell table:style-name="ce1" office:value-type="string" calcext:value-type="string">
            <text:p>squats_m</text:p>
          </table:table-cell>
          <table:table-cell table:style-name="ce6" office:value-type="string" calcext:value-type="string">
            <text:p>weight</text:p>
          </table:table-cell>
          <table:table-cell table:style-name="ce1" office:value-type="string" calcext:value-type="string">
            <text:p>week_total</text:p>
          </table:table-cell>
          <table:table-cell table:style-name="ce1" office:value-type="string" calcext:value-type="string">
            <text:p>week_total_m</text:p>
          </table:table-cell>
          <table:table-cell table:style-name="ce13" office:value-type="string" calcext:value-type="string">
            <text:p>attendance_total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1-01" calcext:value-type="date">
            <text:p>24-01-01</text:p>
          </table:table-cell>
          <table:table-cell table:style-name="ce5" office:value-type="float" office:value="63" calcext:value-type="float">
            <text:p>63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.5" calcext:value-type="float">
            <text:p>1.5</text:p>
          </table:table-cell>
          <table:table-cell table:style-name="ce8" table:formula="of:=(100*[.C2])/(101.3-(2.67123*[.D2]))" office:value-type="float" office:value="46.2519691133462" calcext:value-type="float">
            <text:p>46.25</text:p>
          </table:table-cell>
          <table:table-cell table:style-name="ce8" table:formula="of:=IF([.$O2]&lt;&gt;0; [.E2]/[.$O2]; 0)" office:value-type="float" office:value="0.722687017396034" calcext:value-type="float">
            <text:p>0.72</text:p>
          </table:table-cell>
          <table:table-cell table:style-name="ce6" table:number-columns-repeated="2"/>
          <table:table-cell table:style-name="ce8" table:formula="of:=(100*[.G2])/(101.3-(2.67123*[.H2]))" office:value-type="float" office:value="0" calcext:value-type="float">
            <text:p>0.00</text:p>
          </table:table-cell>
          <table:table-cell table:style-name="ce8" table:formula="of:=IF([.$O2]&lt;&gt;0; [.I2]/[.$O2]; 0)" office:value-type="float" office:value="0" calcext:value-type="float">
            <text:p>0.00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formula="of:=(100*[.K2])/(101.3-(2.67123*[.L2]))" office:value-type="float" office:value="71.7319898630559" calcext:value-type="float">
            <text:p>71.73</text:p>
          </table:table-cell>
          <table:table-cell table:style-name="ce8" table:formula="of:=IF([.$O2]&lt;&gt;0; [.M2]/[.$O2]; 0)" office:value-type="float" office:value="1.12081234161025" calcext:value-type="float">
            <text:p>1.12</text:p>
          </table:table-cell>
          <table:table-cell table:style-name="ce6" office:value-type="float" office:value="64" calcext:value-type="float">
            <text:p>64</text:p>
          </table:table-cell>
          <table:table-cell table:style-name="ce8" table:formula="of:=IF(OR(ISBLANK([.E2]); ISBLANK([.I2]); ISBLANK([.M2]); [.E2]=0; [.I2]=0; [.M2]=0); 0; [.E2]+[.I2]+[.M2])" office:value-type="float" office:value="0" calcext:value-type="float">
            <text:p>0.00</text:p>
          </table:table-cell>
          <table:table-cell table:style-name="ce8" table:formula="of:=IF(OR(ISBLANK([.F2]); ISBLANK([.J2]); ISBLANK([.N2]); [.F2]=0; [.J2]=0; [.N2]=0); 0; [.F2]+[.J2]+[.N2])" office:value-type="float" office:value="0" calcext:value-type="float">
            <text:p>0.00</text:p>
          </table:table-cell>
          <table:table-cell table:formula="of:=(COUNTA([.$C$2:.C2]) / (ROW([.C2])-1) + COUNTA([.$G$2:.G2]) / (ROW([.G2])-1) + COUNTA([.$K$2:.K2]) / (ROW([.K2])-1)) / 3 * 100" office:value-type="float" office:value="66.6666666666667" calcext:value-type="float">
            <text:p>66.67</text:p>
          </table:table-cell>
          <table:table-cell table:style-name="ce15" table:number-columns-repeated="3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8" table:number-columns-repeated="16357"/>
        </table:table-row>
        <table:table-row table:style-name="ro2">
          <table:table-cell table:style-name="ce3" office:value-type="date" office:date-value="2024-01-08" calcext:value-type="date">
            <text:p>24-01-08</text:p>
          </table:table-cell>
          <table:table-cell table:style-name="ce1" office:value-type="float" office:value="64" calcext:value-type="float">
            <text:p>64</text:p>
          </table:table-cell>
          <table:table-cell table:style-name="ce6" table:number-columns-repeated="2"/>
          <table:table-cell table:style-name="ce9" table:formula="of:=(100*[.C3])/(101.3-(2.67123*[.D3]))" office:value-type="float" office:value="0" calcext:value-type="float">
            <text:p>0.00</text:p>
          </table:table-cell>
          <table:table-cell table:style-name="ce9" table:formula="of:=IF([.$O3]&lt;&gt;0; [.E3]/[.$O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3])/(101.3-(2.67123*[.H3]))" office:value-type="float" office:value="0" calcext:value-type="float">
            <text:p>0.00</text:p>
          </table:table-cell>
          <table:table-cell table:style-name="ce9" table:formula="of:=IF([.$O3]&lt;&gt;0; [.I3]/[.$O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3])/(101.3-(2.67123*[.L3]))" office:value-type="float" office:value="0" calcext:value-type="float">
            <text:p>0.00</text:p>
          </table:table-cell>
          <table:table-cell table:style-name="ce9" table:formula="of:=IF([.$O3]&lt;&gt;0; [.M3]/[.$O3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3]); ISBLANK([.I3]); ISBLANK([.M3]); [.E3]=0; [.I3]=0; [.M3]=0); 0; [.E3]+[.I3]+[.M3])" office:value-type="float" office:value="0" calcext:value-type="float">
            <text:p>0.00</text:p>
          </table:table-cell>
          <table:table-cell table:style-name="ce9" table:formula="of:=IF(OR(ISBLANK([.F3]); ISBLANK([.J3]); ISBLANK([.N3]); [.F3]=0; [.J3]=0; [.N3]=0); 0; [.F3]+[.J3]+[.N3])" office:value-type="float" office:value="0" calcext:value-type="float">
            <text:p>0.00</text:p>
          </table:table-cell>
          <table:table-cell table:formula="of:=(COUNTA([.$C$2:.C3]) / (ROW([.C3])-1) + COUNTA([.$G$2:.G3]) / (ROW([.G3])-1) + COUNTA([.$K$2:.K3]) / (ROW([.K3])-1)) / 3 * 100" office:value-type="float" office:value="33.3333333333333" calcext:value-type="float">
            <text:p>33.33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1-15" calcext:value-type="date">
            <text:p>24-01-15</text:p>
          </table:table-cell>
          <table:table-cell table:style-name="ce5" office:value-type="float" office:value="65" calcext:value-type="float">
            <text:p>65</text:p>
          </table:table-cell>
          <table:table-cell table:style-name="ce6" table:number-columns-repeated="2"/>
          <table:table-cell table:style-name="ce8" table:formula="of:=(100*[.C4])/(101.3-(2.67123*[.D4]))" office:value-type="float" office:value="0" calcext:value-type="float">
            <text:p>0.00</text:p>
          </table:table-cell>
          <table:table-cell table:style-name="ce8" table:formula="of:=IF([.$O4]&lt;&gt;0; [.E4]/[.$O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4])/(101.3-(2.67123*[.H4]))" office:value-type="float" office:value="0" calcext:value-type="float">
            <text:p>0.00</text:p>
          </table:table-cell>
          <table:table-cell table:style-name="ce8" table:formula="of:=IF([.$O4]&lt;&gt;0; [.I4]/[.$O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4])/(101.3-(2.67123*[.L4]))" office:value-type="float" office:value="0" calcext:value-type="float">
            <text:p>0.00</text:p>
          </table:table-cell>
          <table:table-cell table:style-name="ce8" table:formula="of:=IF([.$O4]&lt;&gt;0; [.M4]/[.$O4]; 0)" office:value-type="float" office:value="0" calcext:value-type="float">
            <text:p>0.00</text:p>
          </table:table-cell>
          <table:table-cell table:style-name="ce6" office:value-type="float" office:value="64" calcext:value-type="float">
            <text:p>64</text:p>
          </table:table-cell>
          <table:table-cell table:style-name="ce8" table:formula="of:=IF(OR(ISBLANK([.E4]); ISBLANK([.I4]); ISBLANK([.M4]); [.E4]=0; [.I4]=0; [.M4]=0); 0; [.E4]+[.I4]+[.M4])" office:value-type="float" office:value="0" calcext:value-type="float">
            <text:p>0.00</text:p>
          </table:table-cell>
          <table:table-cell table:style-name="ce8" table:formula="of:=IF(OR(ISBLANK([.F4]); ISBLANK([.J4]); ISBLANK([.N4]); [.F4]=0; [.J4]=0; [.N4]=0); 0; [.F4]+[.J4]+[.N4])" office:value-type="float" office:value="0" calcext:value-type="float">
            <text:p>0.00</text:p>
          </table:table-cell>
          <table:table-cell table:formula="of:=(COUNTA([.$C$2:.C4]) / (ROW([.C4])-1) + COUNTA([.$G$2:.G4]) / (ROW([.G4])-1) + COUNTA([.$K$2:.K4]) / (ROW([.K4])-1)) / 3 * 100" office:value-type="float" office:value="22.2222222222222" calcext:value-type="float">
            <text:p>22.22</text:p>
          </table:table-cell>
          <table:table-cell table:style-name="ce15" table:number-columns-repeated="9"/>
          <table:table-cell table:style-name="ce18" table:number-columns-repeated="16356"/>
          <table:table-cell/>
        </table:table-row>
        <table:table-row table:style-name="ro2">
          <table:table-cell table:style-name="ce3" office:value-type="date" office:date-value="2024-01-22" calcext:value-type="date">
            <text:p>24-01-22</text:p>
          </table:table-cell>
          <table:table-cell table:style-name="ce1" office:value-type="float" office:value="66" calcext:value-type="float">
            <text:p>66</text:p>
          </table:table-cell>
          <table:table-cell table:style-name="ce6" table:number-columns-repeated="2"/>
          <table:table-cell table:style-name="ce9" table:formula="of:=(100*[.C5])/(101.3-(2.67123*[.D5]))" office:value-type="float" office:value="0" calcext:value-type="float">
            <text:p>0.00</text:p>
          </table:table-cell>
          <table:table-cell table:style-name="ce9" table:formula="of:=IF([.$O5]&lt;&gt;0; [.E5]/[.$O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5])/(101.3-(2.67123*[.H5]))" office:value-type="float" office:value="0" calcext:value-type="float">
            <text:p>0.00</text:p>
          </table:table-cell>
          <table:table-cell table:style-name="ce9" table:formula="of:=IF([.$O5]&lt;&gt;0; [.I5]/[.$O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5])/(101.3-(2.67123*[.L5]))" office:value-type="float" office:value="0" calcext:value-type="float">
            <text:p>0.00</text:p>
          </table:table-cell>
          <table:table-cell table:style-name="ce9" table:formula="of:=IF([.$O5]&lt;&gt;0; [.M5]/[.$O5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5]); ISBLANK([.I5]); ISBLANK([.M5]); [.E5]=0; [.I5]=0; [.M5]=0); 0; [.E5]+[.I5]+[.M5])" office:value-type="float" office:value="0" calcext:value-type="float">
            <text:p>0.00</text:p>
          </table:table-cell>
          <table:table-cell table:style-name="ce9" table:formula="of:=IF(OR(ISBLANK([.F5]); ISBLANK([.J5]); ISBLANK([.N5]); [.F5]=0; [.J5]=0; [.N5]=0); 0; [.F5]+[.J5]+[.N5])" office:value-type="float" office:value="0" calcext:value-type="float">
            <text:p>0.00</text:p>
          </table:table-cell>
          <table:table-cell table:formula="of:=(COUNTA([.$C$2:.C5]) / (ROW([.C5])-1) + COUNTA([.$G$2:.G5]) / (ROW([.G5])-1) + COUNTA([.$K$2:.K5]) / (ROW([.K5])-1)) / 3 * 100" office:value-type="float" office:value="16.6666666666667" calcext:value-type="float">
            <text:p>16.67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1-29" calcext:value-type="date">
            <text:p>24-01-29</text:p>
          </table:table-cell>
          <table:table-cell table:style-name="ce5" office:value-type="float" office:value="67" calcext:value-type="float">
            <text:p>67</text:p>
          </table:table-cell>
          <table:table-cell table:style-name="ce6" table:number-columns-repeated="2"/>
          <table:table-cell table:style-name="ce8" table:formula="of:=(100*[.C6])/(101.3-(2.67123*[.D6]))" office:value-type="float" office:value="0" calcext:value-type="float">
            <text:p>0.00</text:p>
          </table:table-cell>
          <table:table-cell table:style-name="ce8" table:formula="of:=IF([.$O6]&lt;&gt;0; [.E6]/[.$O6]; 0)" office:value-type="float" office:value="0" calcext:value-type="float">
            <text:p>0.0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0" calcext:value-type="float">
            <text:p>10</text:p>
          </table:table-cell>
          <table:table-cell table:style-name="ce8" table:formula="of:=(100*[.G6])/(101.3-(2.67123*[.H6]))" office:value-type="float" office:value="26.8140725615618" calcext:value-type="float">
            <text:p>26.81</text:p>
          </table:table-cell>
          <table:table-cell table:style-name="ce8" table:formula="of:=IF([.$O6]&lt;&gt;0; [.I6]/[.$O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6])/(101.3-(2.67123*[.L6]))" office:value-type="float" office:value="0" calcext:value-type="float">
            <text:p>0.00</text:p>
          </table:table-cell>
          <table:table-cell table:style-name="ce8" table:formula="of:=IF([.$O6]&lt;&gt;0; [.M6]/[.$O6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6]); ISBLANK([.I6]); ISBLANK([.M6]); [.E6]=0; [.I6]=0; [.M6]=0); 0; [.E6]+[.I6]+[.M6])" office:value-type="float" office:value="0" calcext:value-type="float">
            <text:p>0.00</text:p>
          </table:table-cell>
          <table:table-cell table:style-name="ce8" table:formula="of:=IF(OR(ISBLANK([.F6]); ISBLANK([.J6]); ISBLANK([.N6]); [.F6]=0; [.J6]=0; [.N6]=0); 0; [.F6]+[.J6]+[.N6])" office:value-type="float" office:value="0" calcext:value-type="float">
            <text:p>0.00</text:p>
          </table:table-cell>
          <table:table-cell table:formula="of:=(COUNTA([.$C$2:.C6]) / (ROW([.C6])-1) + COUNTA([.$G$2:.G6]) / (ROW([.G6])-1) + COUNTA([.$K$2:.K6]) / (ROW([.K6])-1)) / 3 * 100" office:value-type="float" office:value="20" calcext:value-type="float">
            <text:p>20.00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2-05" calcext:value-type="date">
            <text:p>24-02-05</text:p>
          </table:table-cell>
          <table:table-cell table:style-name="ce1" office:value-type="float" office:value="68" calcext:value-type="float">
            <text:p>68</text:p>
          </table:table-cell>
          <table:table-cell table:style-name="ce6" table:number-columns-repeated="2"/>
          <table:table-cell table:style-name="ce9" table:formula="of:=(100*[.C7])/(101.3-(2.67123*[.D7]))" office:value-type="float" office:value="0" calcext:value-type="float">
            <text:p>0.00</text:p>
          </table:table-cell>
          <table:table-cell table:style-name="ce9" table:formula="of:=IF([.$O7]&lt;&gt;0; [.E7]/[.$O7]; 0)" office:value-type="float" office:value="0" calcext:value-type="float">
            <text:p>0.0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0" calcext:value-type="float">
            <text:p>10</text:p>
          </table:table-cell>
          <table:table-cell table:style-name="ce9" table:formula="of:=(100*[.G7])/(101.3-(2.67123*[.H7]))" office:value-type="float" office:value="26.8140725615618" calcext:value-type="float">
            <text:p>26.81</text:p>
          </table:table-cell>
          <table:table-cell table:style-name="ce9" table:formula="of:=IF([.$O7]&lt;&gt;0; [.I7]/[.$O7]; 0)" office:value-type="float" office:value="0" calcext:value-type="float">
            <text:p>0.0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2" calcext:value-type="float">
            <text:p>12</text:p>
          </table:table-cell>
          <table:table-cell table:style-name="ce9" table:formula="of:=(100*[.K7])/(101.3-(2.67123*[.L7]))" office:value-type="float" office:value="43.3242775965539" calcext:value-type="float">
            <text:p>43.32</text:p>
          </table:table-cell>
          <table:table-cell table:style-name="ce9" table:formula="of:=IF([.$O7]&lt;&gt;0; [.M7]/[.$O7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7]); ISBLANK([.I7]); ISBLANK([.M7]); [.E7]=0; [.I7]=0; [.M7]=0); 0; [.E7]+[.I7]+[.M7])" office:value-type="float" office:value="0" calcext:value-type="float">
            <text:p>0.00</text:p>
          </table:table-cell>
          <table:table-cell table:style-name="ce9" table:formula="of:=IF(OR(ISBLANK([.F7]); ISBLANK([.J7]); ISBLANK([.N7]); [.F7]=0; [.J7]=0; [.N7]=0); 0; [.F7]+[.J7]+[.N7])" office:value-type="float" office:value="0" calcext:value-type="float">
            <text:p>0.00</text:p>
          </table:table-cell>
          <table:table-cell table:formula="of:=(COUNTA([.$C$2:.C7]) / (ROW([.C7])-1) + COUNTA([.$G$2:.G7]) / (ROW([.G7])-1) + COUNTA([.$K$2:.K7]) / (ROW([.K7])-1)) / 3 * 100" office:value-type="float" office:value="27.7777777777778" calcext:value-type="float">
            <text:p>27.78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2-12" calcext:value-type="date">
            <text:p>24-02-12</text:p>
          </table:table-cell>
          <table:table-cell table:style-name="ce5" office:value-type="float" office:value="69" calcext:value-type="float">
            <text:p>69</text:p>
          </table:table-cell>
          <table:table-cell table:style-name="ce6" table:number-columns-repeated="2"/>
          <table:table-cell table:style-name="ce8" table:formula="of:=(100*[.C8])/(101.3-(2.67123*[.D8]))" office:value-type="float" office:value="0" calcext:value-type="float">
            <text:p>0.00</text:p>
          </table:table-cell>
          <table:table-cell table:style-name="ce8" table:formula="of:=IF([.$O8]&lt;&gt;0; [.E8]/[.$O8]; 0)" office:value-type="float" office:value="0" calcext:value-type="float">
            <text:p>0.0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0" calcext:value-type="float">
            <text:p>10</text:p>
          </table:table-cell>
          <table:table-cell table:style-name="ce8" table:formula="of:=(100*[.G8])/(101.3-(2.67123*[.H8]))" office:value-type="float" office:value="26.8140725615618" calcext:value-type="float">
            <text:p>26.81</text:p>
          </table:table-cell>
          <table:table-cell table:style-name="ce8" table:formula="of:=IF([.$O8]&lt;&gt;0; [.I8]/[.$O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8])/(101.3-(2.67123*[.L8]))" office:value-type="float" office:value="0" calcext:value-type="float">
            <text:p>0.00</text:p>
          </table:table-cell>
          <table:table-cell table:style-name="ce8" table:formula="of:=IF([.$O8]&lt;&gt;0; [.M8]/[.$O8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8]); ISBLANK([.I8]); ISBLANK([.M8]); [.E8]=0; [.I8]=0; [.M8]=0); 0; [.E8]+[.I8]+[.M8])" office:value-type="float" office:value="0" calcext:value-type="float">
            <text:p>0.00</text:p>
          </table:table-cell>
          <table:table-cell table:style-name="ce8" table:formula="of:=IF(OR(ISBLANK([.F8]); ISBLANK([.J8]); ISBLANK([.N8]); [.F8]=0; [.J8]=0; [.N8]=0); 0; [.F8]+[.J8]+[.N8])" office:value-type="float" office:value="0" calcext:value-type="float">
            <text:p>0.00</text:p>
          </table:table-cell>
          <table:table-cell table:formula="of:=(COUNTA([.$C$2:.C8]) / (ROW([.C8])-1) + COUNTA([.$G$2:.G8]) / (ROW([.G8])-1) + COUNTA([.$K$2:.K8]) / (ROW([.K8])-1)) / 3 * 100" office:value-type="float" office:value="28.5714285714286" calcext:value-type="float">
            <text:p>28.57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2-19" calcext:value-type="date">
            <text:p>24-02-19</text:p>
          </table:table-cell>
          <table:table-cell table:style-name="ce1" office:value-type="float" office:value="70" calcext:value-type="float">
            <text:p>70</text:p>
          </table:table-cell>
          <table:table-cell table:style-name="ce6" table:number-columns-repeated="2"/>
          <table:table-cell table:style-name="ce9" table:formula="of:=(100*[.C9])/(101.3-(2.67123*[.D9]))" office:value-type="float" office:value="0" calcext:value-type="float">
            <text:p>0.00</text:p>
          </table:table-cell>
          <table:table-cell table:style-name="ce9" table:formula="of:=IF([.$O9]&lt;&gt;0; [.E9]/[.$O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9])/(101.3-(2.67123*[.H9]))" office:value-type="float" office:value="0" calcext:value-type="float">
            <text:p>0.00</text:p>
          </table:table-cell>
          <table:table-cell table:style-name="ce9" table:formula="of:=IF([.$O9]&lt;&gt;0; [.I9]/[.$O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9])/(101.3-(2.67123*[.L9]))" office:value-type="float" office:value="0" calcext:value-type="float">
            <text:p>0.00</text:p>
          </table:table-cell>
          <table:table-cell table:style-name="ce9" table:formula="of:=IF([.$O9]&lt;&gt;0; [.M9]/[.$O9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9]); ISBLANK([.I9]); ISBLANK([.M9]); [.E9]=0; [.I9]=0; [.M9]=0); 0; [.E9]+[.I9]+[.M9])" office:value-type="float" office:value="0" calcext:value-type="float">
            <text:p>0.00</text:p>
          </table:table-cell>
          <table:table-cell table:style-name="ce9" table:formula="of:=IF(OR(ISBLANK([.F9]); ISBLANK([.J9]); ISBLANK([.N9]); [.F9]=0; [.J9]=0; [.N9]=0); 0; [.F9]+[.J9]+[.N9])" office:value-type="float" office:value="0" calcext:value-type="float">
            <text:p>0.00</text:p>
          </table:table-cell>
          <table:table-cell table:formula="of:=(COUNTA([.$C$2:.C9]) / (ROW([.C9])-1) + COUNTA([.$G$2:.G9]) / (ROW([.G9])-1) + COUNTA([.$K$2:.K9]) / (ROW([.K9])-1)) / 3 * 100" office:value-type="float" office:value="25" calcext:value-type="float">
            <text:p>25.00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2-26" calcext:value-type="date">
            <text:p>24-02-26</text:p>
          </table:table-cell>
          <table:table-cell table:style-name="ce5" office:value-type="float" office:value="71" calcext:value-type="float">
            <text:p>71</text:p>
          </table:table-cell>
          <table:table-cell table:style-name="ce6" table:number-columns-repeated="2"/>
          <table:table-cell table:style-name="ce8" table:formula="of:=(100*[.C10])/(101.3-(2.67123*[.D10]))" office:value-type="float" office:value="0" calcext:value-type="float">
            <text:p>0.00</text:p>
          </table:table-cell>
          <table:table-cell table:style-name="ce8" table:formula="of:=IF([.$O10]&lt;&gt;0; [.E10]/[.$O1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10])/(101.3-(2.67123*[.H10]))" office:value-type="float" office:value="0" calcext:value-type="float">
            <text:p>0.00</text:p>
          </table:table-cell>
          <table:table-cell table:style-name="ce8" table:formula="of:=IF([.$O10]&lt;&gt;0; [.I10]/[.$O1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10])/(101.3-(2.67123*[.L10]))" office:value-type="float" office:value="0" calcext:value-type="float">
            <text:p>0.00</text:p>
          </table:table-cell>
          <table:table-cell table:style-name="ce8" table:formula="of:=IF([.$O10]&lt;&gt;0; [.M10]/[.$O10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10]); ISBLANK([.I10]); ISBLANK([.M10]); [.E10]=0; [.I10]=0; [.M10]=0); 0; [.E10]+[.I10]+[.M10])" office:value-type="float" office:value="0" calcext:value-type="float">
            <text:p>0.00</text:p>
          </table:table-cell>
          <table:table-cell table:style-name="ce8" table:formula="of:=IF(OR(ISBLANK([.F10]); ISBLANK([.J10]); ISBLANK([.N10]); [.F10]=0; [.J10]=0; [.N10]=0); 0; [.F10]+[.J10]+[.N10])" office:value-type="float" office:value="0" calcext:value-type="float">
            <text:p>0.00</text:p>
          </table:table-cell>
          <table:table-cell table:formula="of:=(COUNTA([.$C$2:.C10]) / (ROW([.C10])-1) + COUNTA([.$G$2:.G10]) / (ROW([.G10])-1) + COUNTA([.$K$2:.K10]) / (ROW([.K10])-1)) / 3 * 100" office:value-type="float" office:value="22.2222222222222" calcext:value-type="float">
            <text:p>22.22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3-04" calcext:value-type="date">
            <text:p>24-03-04</text:p>
          </table:table-cell>
          <table:table-cell table:style-name="ce1" office:value-type="float" office:value="72" calcext:value-type="float">
            <text:p>72</text:p>
          </table:table-cell>
          <table:table-cell table:style-name="ce6" table:number-columns-repeated="2"/>
          <table:table-cell table:style-name="ce9" table:formula="of:=(100*[.C11])/(101.3-(2.67123*[.D11]))" office:value-type="float" office:value="0" calcext:value-type="float">
            <text:p>0.00</text:p>
          </table:table-cell>
          <table:table-cell table:style-name="ce9" table:formula="of:=IF([.$O11]&lt;&gt;0; [.E11]/[.$O1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11])/(101.3-(2.67123*[.H11]))" office:value-type="float" office:value="0" calcext:value-type="float">
            <text:p>0.00</text:p>
          </table:table-cell>
          <table:table-cell table:style-name="ce9" table:formula="of:=IF([.$O11]&lt;&gt;0; [.I11]/[.$O1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11])/(101.3-(2.67123*[.L11]))" office:value-type="float" office:value="0" calcext:value-type="float">
            <text:p>0.00</text:p>
          </table:table-cell>
          <table:table-cell table:style-name="ce9" table:formula="of:=IF([.$O11]&lt;&gt;0; [.M11]/[.$O11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11]); ISBLANK([.I11]); ISBLANK([.M11]); [.E11]=0; [.I11]=0; [.M11]=0); 0; [.E11]+[.I11]+[.M11])" office:value-type="float" office:value="0" calcext:value-type="float">
            <text:p>0.00</text:p>
          </table:table-cell>
          <table:table-cell table:style-name="ce9" table:formula="of:=IF(OR(ISBLANK([.F11]); ISBLANK([.J11]); ISBLANK([.N11]); [.F11]=0; [.J11]=0; [.N11]=0); 0; [.F11]+[.J11]+[.N11])" office:value-type="float" office:value="0" calcext:value-type="float">
            <text:p>0.00</text:p>
          </table:table-cell>
          <table:table-cell table:formula="of:=(COUNTA([.$C$2:.C11]) / (ROW([.C11])-1) + COUNTA([.$G$2:.G11]) / (ROW([.G11])-1) + COUNTA([.$K$2:.K11]) / (ROW([.K11])-1)) / 3 * 100" office:value-type="float" office:value="20" calcext:value-type="float">
            <text:p>20.00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3-11" calcext:value-type="date">
            <text:p>24-03-11</text:p>
          </table:table-cell>
          <table:table-cell table:style-name="ce5" office:value-type="float" office:value="73" calcext:value-type="float">
            <text:p>73</text:p>
          </table:table-cell>
          <table:table-cell table:style-name="ce6" table:number-columns-repeated="2"/>
          <table:table-cell table:style-name="ce8" table:formula="of:=(100*[.C12])/(101.3-(2.67123*[.D12]))" office:value-type="float" office:value="0" calcext:value-type="float">
            <text:p>0.00</text:p>
          </table:table-cell>
          <table:table-cell table:style-name="ce8" table:formula="of:=IF([.$O12]&lt;&gt;0; [.E12]/[.$O1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12])/(101.3-(2.67123*[.H12]))" office:value-type="float" office:value="0" calcext:value-type="float">
            <text:p>0.00</text:p>
          </table:table-cell>
          <table:table-cell table:style-name="ce8" table:formula="of:=IF([.$O12]&lt;&gt;0; [.I12]/[.$O1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12])/(101.3-(2.67123*[.L12]))" office:value-type="float" office:value="0" calcext:value-type="float">
            <text:p>0.00</text:p>
          </table:table-cell>
          <table:table-cell table:style-name="ce8" table:formula="of:=IF([.$O12]&lt;&gt;0; [.M12]/[.$O12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12]); ISBLANK([.I12]); ISBLANK([.M12]); [.E12]=0; [.I12]=0; [.M12]=0); 0; [.E12]+[.I12]+[.M12])" office:value-type="float" office:value="0" calcext:value-type="float">
            <text:p>0.00</text:p>
          </table:table-cell>
          <table:table-cell table:style-name="ce8" table:formula="of:=IF(OR(ISBLANK([.F12]); ISBLANK([.J12]); ISBLANK([.N12]); [.F12]=0; [.J12]=0; [.N12]=0); 0; [.F12]+[.J12]+[.N12])" office:value-type="float" office:value="0" calcext:value-type="float">
            <text:p>0.00</text:p>
          </table:table-cell>
          <table:table-cell table:formula="of:=(COUNTA([.$C$2:.C12]) / (ROW([.C12])-1) + COUNTA([.$G$2:.G12]) / (ROW([.G12])-1) + COUNTA([.$K$2:.K12]) / (ROW([.K12])-1)) / 3 * 100" office:value-type="float" office:value="18.1818181818182" calcext:value-type="float">
            <text:p>18.18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3-18" calcext:value-type="date">
            <text:p>24-03-18</text:p>
          </table:table-cell>
          <table:table-cell table:style-name="ce1" office:value-type="float" office:value="74" calcext:value-type="float">
            <text:p>74</text:p>
          </table:table-cell>
          <table:table-cell table:style-name="ce6" table:number-columns-repeated="2"/>
          <table:table-cell table:style-name="ce9" table:formula="of:=(100*[.C13])/(101.3-(2.67123*[.D13]))" office:value-type="float" office:value="0" calcext:value-type="float">
            <text:p>0.00</text:p>
          </table:table-cell>
          <table:table-cell table:style-name="ce9" table:formula="of:=IF([.$O13]&lt;&gt;0; [.E13]/[.$O1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13])/(101.3-(2.67123*[.H13]))" office:value-type="float" office:value="0" calcext:value-type="float">
            <text:p>0.00</text:p>
          </table:table-cell>
          <table:table-cell table:style-name="ce9" table:formula="of:=IF([.$O13]&lt;&gt;0; [.I13]/[.$O1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13])/(101.3-(2.67123*[.L13]))" office:value-type="float" office:value="0" calcext:value-type="float">
            <text:p>0.00</text:p>
          </table:table-cell>
          <table:table-cell table:style-name="ce9" table:formula="of:=IF([.$O13]&lt;&gt;0; [.M13]/[.$O13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13]); ISBLANK([.I13]); ISBLANK([.M13]); [.E13]=0; [.I13]=0; [.M13]=0); 0; [.E13]+[.I13]+[.M13])" office:value-type="float" office:value="0" calcext:value-type="float">
            <text:p>0.00</text:p>
          </table:table-cell>
          <table:table-cell table:style-name="ce9" table:formula="of:=IF(OR(ISBLANK([.F13]); ISBLANK([.J13]); ISBLANK([.N13]); [.F13]=0; [.J13]=0; [.N13]=0); 0; [.F13]+[.J13]+[.N13])" office:value-type="float" office:value="0" calcext:value-type="float">
            <text:p>0.00</text:p>
          </table:table-cell>
          <table:table-cell table:formula="of:=(COUNTA([.$C$2:.C13]) / (ROW([.C13])-1) + COUNTA([.$G$2:.G13]) / (ROW([.G13])-1) + COUNTA([.$K$2:.K13]) / (ROW([.K13])-1)) / 3 * 100" office:value-type="float" office:value="16.6666666666667" calcext:value-type="float">
            <text:p>16.67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3-25" calcext:value-type="date">
            <text:p>24-03-25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2"/>
          <table:table-cell table:style-name="ce8" table:formula="of:=(100*[.C14])/(101.3-(2.67123*[.D14]))" office:value-type="float" office:value="0" calcext:value-type="float">
            <text:p>0.00</text:p>
          </table:table-cell>
          <table:table-cell table:style-name="ce8" table:formula="of:=IF([.$O14]&lt;&gt;0; [.E14]/[.$O1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14])/(101.3-(2.67123*[.H14]))" office:value-type="float" office:value="0" calcext:value-type="float">
            <text:p>0.00</text:p>
          </table:table-cell>
          <table:table-cell table:style-name="ce8" table:formula="of:=IF([.$O14]&lt;&gt;0; [.I14]/[.$O1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14])/(101.3-(2.67123*[.L14]))" office:value-type="float" office:value="0" calcext:value-type="float">
            <text:p>0.00</text:p>
          </table:table-cell>
          <table:table-cell table:style-name="ce8" table:formula="of:=IF([.$O14]&lt;&gt;0; [.M14]/[.$O14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14]); ISBLANK([.I14]); ISBLANK([.M14]); [.E14]=0; [.I14]=0; [.M14]=0); 0; [.E14]+[.I14]+[.M14])" office:value-type="float" office:value="0" calcext:value-type="float">
            <text:p>0.00</text:p>
          </table:table-cell>
          <table:table-cell table:style-name="ce8" table:formula="of:=IF(OR(ISBLANK([.F14]); ISBLANK([.J14]); ISBLANK([.N14]); [.F14]=0; [.J14]=0; [.N14]=0); 0; [.F14]+[.J14]+[.N14])" office:value-type="float" office:value="0" calcext:value-type="float">
            <text:p>0.00</text:p>
          </table:table-cell>
          <table:table-cell table:formula="of:=(COUNTA([.$C$2:.C14]) / (ROW([.C14])-1) + COUNTA([.$G$2:.G14]) / (ROW([.G14])-1) + COUNTA([.$K$2:.K14]) / (ROW([.K14])-1)) / 3 * 100" office:value-type="float" office:value="15.3846153846154" calcext:value-type="float">
            <text:p>15.38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4-01" calcext:value-type="date">
            <text:p>24-04-01</text:p>
          </table:table-cell>
          <table:table-cell table:style-name="ce1" office:value-type="float" office:value="76" calcext:value-type="float">
            <text:p>76</text:p>
          </table:table-cell>
          <table:table-cell table:style-name="ce6" table:number-columns-repeated="2"/>
          <table:table-cell table:style-name="ce9" table:formula="of:=(100*[.C15])/(101.3-(2.67123*[.D15]))" office:value-type="float" office:value="0" calcext:value-type="float">
            <text:p>0.00</text:p>
          </table:table-cell>
          <table:table-cell table:style-name="ce9" table:formula="of:=IF([.$O15]&lt;&gt;0; [.E15]/[.$O1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15])/(101.3-(2.67123*[.H15]))" office:value-type="float" office:value="0" calcext:value-type="float">
            <text:p>0.00</text:p>
          </table:table-cell>
          <table:table-cell table:style-name="ce9" table:formula="of:=IF([.$O15]&lt;&gt;0; [.I15]/[.$O1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15])/(101.3-(2.67123*[.L15]))" office:value-type="float" office:value="0" calcext:value-type="float">
            <text:p>0.00</text:p>
          </table:table-cell>
          <table:table-cell table:style-name="ce9" table:formula="of:=IF([.$O15]&lt;&gt;0; [.M15]/[.$O15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15]); ISBLANK([.I15]); ISBLANK([.M15]); [.E15]=0; [.I15]=0; [.M15]=0); 0; [.E15]+[.I15]+[.M15])" office:value-type="float" office:value="0" calcext:value-type="float">
            <text:p>0.00</text:p>
          </table:table-cell>
          <table:table-cell table:style-name="ce9" table:formula="of:=IF(OR(ISBLANK([.F15]); ISBLANK([.J15]); ISBLANK([.N15]); [.F15]=0; [.J15]=0; [.N15]=0); 0; [.F15]+[.J15]+[.N15])" office:value-type="float" office:value="0" calcext:value-type="float">
            <text:p>0.00</text:p>
          </table:table-cell>
          <table:table-cell table:formula="of:=(COUNTA([.$C$2:.C15]) / (ROW([.C15])-1) + COUNTA([.$G$2:.G15]) / (ROW([.G15])-1) + COUNTA([.$K$2:.K15]) / (ROW([.K15])-1)) / 3 * 100" office:value-type="float" office:value="14.2857142857143" calcext:value-type="float">
            <text:p>14.29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4-08" calcext:value-type="date">
            <text:p>24-04-08</text:p>
          </table:table-cell>
          <table:table-cell table:style-name="ce5" office:value-type="float" office:value="77" calcext:value-type="float">
            <text:p>77</text:p>
          </table:table-cell>
          <table:table-cell table:style-name="ce6" table:number-columns-repeated="2"/>
          <table:table-cell table:style-name="ce8" table:formula="of:=(100*[.C16])/(101.3-(2.67123*[.D16]))" office:value-type="float" office:value="0" calcext:value-type="float">
            <text:p>0.00</text:p>
          </table:table-cell>
          <table:table-cell table:style-name="ce8" table:formula="of:=IF([.$O16]&lt;&gt;0; [.E16]/[.$O1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16])/(101.3-(2.67123*[.H16]))" office:value-type="float" office:value="0" calcext:value-type="float">
            <text:p>0.00</text:p>
          </table:table-cell>
          <table:table-cell table:style-name="ce8" table:formula="of:=IF([.$O16]&lt;&gt;0; [.I16]/[.$O1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16])/(101.3-(2.67123*[.L16]))" office:value-type="float" office:value="0" calcext:value-type="float">
            <text:p>0.00</text:p>
          </table:table-cell>
          <table:table-cell table:style-name="ce8" table:formula="of:=IF([.$O16]&lt;&gt;0; [.M16]/[.$O16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16]); ISBLANK([.I16]); ISBLANK([.M16]); [.E16]=0; [.I16]=0; [.M16]=0); 0; [.E16]+[.I16]+[.M16])" office:value-type="float" office:value="0" calcext:value-type="float">
            <text:p>0.00</text:p>
          </table:table-cell>
          <table:table-cell table:style-name="ce8" table:formula="of:=IF(OR(ISBLANK([.F16]); ISBLANK([.J16]); ISBLANK([.N16]); [.F16]=0; [.J16]=0; [.N16]=0); 0; [.F16]+[.J16]+[.N16])" office:value-type="float" office:value="0" calcext:value-type="float">
            <text:p>0.00</text:p>
          </table:table-cell>
          <table:table-cell table:formula="of:=(COUNTA([.$C$2:.C16]) / (ROW([.C16])-1) + COUNTA([.$G$2:.G16]) / (ROW([.G16])-1) + COUNTA([.$K$2:.K16]) / (ROW([.K16])-1)) / 3 * 100" office:value-type="float" office:value="13.3333333333333" calcext:value-type="float">
            <text:p>13.33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4-15" calcext:value-type="date">
            <text:p>24-04-15</text:p>
          </table:table-cell>
          <table:table-cell table:style-name="ce1" office:value-type="float" office:value="78" calcext:value-type="float">
            <text:p>78</text:p>
          </table:table-cell>
          <table:table-cell table:style-name="ce6" table:number-columns-repeated="2"/>
          <table:table-cell table:style-name="ce9" table:formula="of:=(100*[.C17])/(101.3-(2.67123*[.D17]))" office:value-type="float" office:value="0" calcext:value-type="float">
            <text:p>0.00</text:p>
          </table:table-cell>
          <table:table-cell table:style-name="ce9" table:formula="of:=IF([.$O17]&lt;&gt;0; [.E17]/[.$O1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17])/(101.3-(2.67123*[.H17]))" office:value-type="float" office:value="0" calcext:value-type="float">
            <text:p>0.00</text:p>
          </table:table-cell>
          <table:table-cell table:style-name="ce9" table:formula="of:=IF([.$O17]&lt;&gt;0; [.I17]/[.$O1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17])/(101.3-(2.67123*[.L17]))" office:value-type="float" office:value="0" calcext:value-type="float">
            <text:p>0.00</text:p>
          </table:table-cell>
          <table:table-cell table:style-name="ce9" table:formula="of:=IF([.$O17]&lt;&gt;0; [.M17]/[.$O17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17]); ISBLANK([.I17]); ISBLANK([.M17]); [.E17]=0; [.I17]=0; [.M17]=0); 0; [.E17]+[.I17]+[.M17])" office:value-type="float" office:value="0" calcext:value-type="float">
            <text:p>0.00</text:p>
          </table:table-cell>
          <table:table-cell table:style-name="ce9" table:formula="of:=IF(OR(ISBLANK([.F17]); ISBLANK([.J17]); ISBLANK([.N17]); [.F17]=0; [.J17]=0; [.N17]=0); 0; [.F17]+[.J17]+[.N17])" office:value-type="float" office:value="0" calcext:value-type="float">
            <text:p>0.00</text:p>
          </table:table-cell>
          <table:table-cell table:formula="of:=(COUNTA([.$C$2:.C17]) / (ROW([.C17])-1) + COUNTA([.$G$2:.G17]) / (ROW([.G17])-1) + COUNTA([.$K$2:.K17]) / (ROW([.K17])-1)) / 3 * 100" office:value-type="float" office:value="12.5" calcext:value-type="float">
            <text:p>12.50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4-22" calcext:value-type="date">
            <text:p>24-04-22</text:p>
          </table:table-cell>
          <table:table-cell table:style-name="ce5" office:value-type="float" office:value="79" calcext:value-type="float">
            <text:p>79</text:p>
          </table:table-cell>
          <table:table-cell table:style-name="ce6" table:number-columns-repeated="2"/>
          <table:table-cell table:style-name="ce8" table:formula="of:=(100*[.C18])/(101.3-(2.67123*[.D18]))" office:value-type="float" office:value="0" calcext:value-type="float">
            <text:p>0.00</text:p>
          </table:table-cell>
          <table:table-cell table:style-name="ce8" table:formula="of:=IF([.$O18]&lt;&gt;0; [.E18]/[.$O1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18])/(101.3-(2.67123*[.H18]))" office:value-type="float" office:value="0" calcext:value-type="float">
            <text:p>0.00</text:p>
          </table:table-cell>
          <table:table-cell table:style-name="ce8" table:formula="of:=IF([.$O18]&lt;&gt;0; [.I18]/[.$O1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18])/(101.3-(2.67123*[.L18]))" office:value-type="float" office:value="0" calcext:value-type="float">
            <text:p>0.00</text:p>
          </table:table-cell>
          <table:table-cell table:style-name="ce8" table:formula="of:=IF([.$O18]&lt;&gt;0; [.M18]/[.$O18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18]); ISBLANK([.I18]); ISBLANK([.M18]); [.E18]=0; [.I18]=0; [.M18]=0); 0; [.E18]+[.I18]+[.M18])" office:value-type="float" office:value="0" calcext:value-type="float">
            <text:p>0.00</text:p>
          </table:table-cell>
          <table:table-cell table:style-name="ce8" table:formula="of:=IF(OR(ISBLANK([.F18]); ISBLANK([.J18]); ISBLANK([.N18]); [.F18]=0; [.J18]=0; [.N18]=0); 0; [.F18]+[.J18]+[.N18])" office:value-type="float" office:value="0" calcext:value-type="float">
            <text:p>0.00</text:p>
          </table:table-cell>
          <table:table-cell table:formula="of:=(COUNTA([.$C$2:.C18]) / (ROW([.C18])-1) + COUNTA([.$G$2:.G18]) / (ROW([.G18])-1) + COUNTA([.$K$2:.K18]) / (ROW([.K18])-1)) / 3 * 100" office:value-type="float" office:value="11.7647058823529" calcext:value-type="float">
            <text:p>11.76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4-29" calcext:value-type="date">
            <text:p>24-04-29</text:p>
          </table:table-cell>
          <table:table-cell table:style-name="ce1" office:value-type="float" office:value="80" calcext:value-type="float">
            <text:p>80</text:p>
          </table:table-cell>
          <table:table-cell table:style-name="ce6" table:number-columns-repeated="2"/>
          <table:table-cell table:style-name="ce9" table:formula="of:=(100*[.C19])/(101.3-(2.67123*[.D19]))" office:value-type="float" office:value="0" calcext:value-type="float">
            <text:p>0.00</text:p>
          </table:table-cell>
          <table:table-cell table:style-name="ce9" table:formula="of:=IF([.$O19]&lt;&gt;0; [.E19]/[.$O1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19])/(101.3-(2.67123*[.H19]))" office:value-type="float" office:value="0" calcext:value-type="float">
            <text:p>0.00</text:p>
          </table:table-cell>
          <table:table-cell table:style-name="ce9" table:formula="of:=IF([.$O19]&lt;&gt;0; [.I19]/[.$O1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19])/(101.3-(2.67123*[.L19]))" office:value-type="float" office:value="0" calcext:value-type="float">
            <text:p>0.00</text:p>
          </table:table-cell>
          <table:table-cell table:style-name="ce9" table:formula="of:=IF([.$O19]&lt;&gt;0; [.M19]/[.$O19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19]); ISBLANK([.I19]); ISBLANK([.M19]); [.E19]=0; [.I19]=0; [.M19]=0); 0; [.E19]+[.I19]+[.M19])" office:value-type="float" office:value="0" calcext:value-type="float">
            <text:p>0.00</text:p>
          </table:table-cell>
          <table:table-cell table:style-name="ce9" table:formula="of:=IF(OR(ISBLANK([.F19]); ISBLANK([.J19]); ISBLANK([.N19]); [.F19]=0; [.J19]=0; [.N19]=0); 0; [.F19]+[.J19]+[.N19])" office:value-type="float" office:value="0" calcext:value-type="float">
            <text:p>0.00</text:p>
          </table:table-cell>
          <table:table-cell table:formula="of:=(COUNTA([.$C$2:.C19]) / (ROW([.C19])-1) + COUNTA([.$G$2:.G19]) / (ROW([.G19])-1) + COUNTA([.$K$2:.K19]) / (ROW([.K19])-1)) / 3 * 100" office:value-type="float" office:value="11.1111111111111" calcext:value-type="float">
            <text:p>11.11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5-06" calcext:value-type="date">
            <text:p>24-05-06</text:p>
          </table:table-cell>
          <table:table-cell table:style-name="ce5" office:value-type="float" office:value="81" calcext:value-type="float">
            <text:p>81</text:p>
          </table:table-cell>
          <table:table-cell table:style-name="ce6" table:number-columns-repeated="2"/>
          <table:table-cell table:style-name="ce8" table:formula="of:=(100*[.C20])/(101.3-(2.67123*[.D20]))" office:value-type="float" office:value="0" calcext:value-type="float">
            <text:p>0.00</text:p>
          </table:table-cell>
          <table:table-cell table:style-name="ce8" table:formula="of:=IF([.$O20]&lt;&gt;0; [.E20]/[.$O2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20])/(101.3-(2.67123*[.H20]))" office:value-type="float" office:value="0" calcext:value-type="float">
            <text:p>0.00</text:p>
          </table:table-cell>
          <table:table-cell table:style-name="ce8" table:formula="of:=IF([.$O20]&lt;&gt;0; [.I20]/[.$O2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20])/(101.3-(2.67123*[.L20]))" office:value-type="float" office:value="0" calcext:value-type="float">
            <text:p>0.00</text:p>
          </table:table-cell>
          <table:table-cell table:style-name="ce8" table:formula="of:=IF([.$O20]&lt;&gt;0; [.M20]/[.$O20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20]); ISBLANK([.I20]); ISBLANK([.M20]); [.E20]=0; [.I20]=0; [.M20]=0); 0; [.E20]+[.I20]+[.M20])" office:value-type="float" office:value="0" calcext:value-type="float">
            <text:p>0.00</text:p>
          </table:table-cell>
          <table:table-cell table:style-name="ce8" table:formula="of:=IF(OR(ISBLANK([.F20]); ISBLANK([.J20]); ISBLANK([.N20]); [.F20]=0; [.J20]=0; [.N20]=0); 0; [.F20]+[.J20]+[.N20])" office:value-type="float" office:value="0" calcext:value-type="float">
            <text:p>0.00</text:p>
          </table:table-cell>
          <table:table-cell table:formula="of:=(COUNTA([.$C$2:.C20]) / (ROW([.C20])-1) + COUNTA([.$G$2:.G20]) / (ROW([.G20])-1) + COUNTA([.$K$2:.K20]) / (ROW([.K20])-1)) / 3 * 100" office:value-type="float" office:value="10.5263157894737" calcext:value-type="float">
            <text:p>10.53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5-13" calcext:value-type="date">
            <text:p>24-05-13</text:p>
          </table:table-cell>
          <table:table-cell table:style-name="ce1" office:value-type="float" office:value="82" calcext:value-type="float">
            <text:p>82</text:p>
          </table:table-cell>
          <table:table-cell table:style-name="ce6" table:number-columns-repeated="2"/>
          <table:table-cell table:style-name="ce9" table:formula="of:=(100*[.C21])/(101.3-(2.67123*[.D21]))" office:value-type="float" office:value="0" calcext:value-type="float">
            <text:p>0.00</text:p>
          </table:table-cell>
          <table:table-cell table:style-name="ce9" table:formula="of:=IF([.$O21]&lt;&gt;0; [.E21]/[.$O2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21])/(101.3-(2.67123*[.H21]))" office:value-type="float" office:value="0" calcext:value-type="float">
            <text:p>0.00</text:p>
          </table:table-cell>
          <table:table-cell table:style-name="ce9" table:formula="of:=IF([.$O21]&lt;&gt;0; [.I21]/[.$O2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21])/(101.3-(2.67123*[.L21]))" office:value-type="float" office:value="0" calcext:value-type="float">
            <text:p>0.00</text:p>
          </table:table-cell>
          <table:table-cell table:style-name="ce9" table:formula="of:=IF([.$O21]&lt;&gt;0; [.M21]/[.$O21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21]); ISBLANK([.I21]); ISBLANK([.M21]); [.E21]=0; [.I21]=0; [.M21]=0); 0; [.E21]+[.I21]+[.M21])" office:value-type="float" office:value="0" calcext:value-type="float">
            <text:p>0.00</text:p>
          </table:table-cell>
          <table:table-cell table:style-name="ce9" table:formula="of:=IF(OR(ISBLANK([.F21]); ISBLANK([.J21]); ISBLANK([.N21]); [.F21]=0; [.J21]=0; [.N21]=0); 0; [.F21]+[.J21]+[.N21])" office:value-type="float" office:value="0" calcext:value-type="float">
            <text:p>0.00</text:p>
          </table:table-cell>
          <table:table-cell table:formula="of:=(COUNTA([.$C$2:.C21]) / (ROW([.C21])-1) + COUNTA([.$G$2:.G21]) / (ROW([.G21])-1) + COUNTA([.$K$2:.K21]) / (ROW([.K21])-1)) / 3 * 100" office:value-type="float" office:value="10" calcext:value-type="float">
            <text:p>10.00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5-20" calcext:value-type="date">
            <text:p>24-05-20</text:p>
          </table:table-cell>
          <table:table-cell table:style-name="ce5" office:value-type="float" office:value="83" calcext:value-type="float">
            <text:p>83</text:p>
          </table:table-cell>
          <table:table-cell table:style-name="ce6" table:number-columns-repeated="2"/>
          <table:table-cell table:style-name="ce8" table:formula="of:=(100*[.C22])/(101.3-(2.67123*[.D22]))" office:value-type="float" office:value="0" calcext:value-type="float">
            <text:p>0.00</text:p>
          </table:table-cell>
          <table:table-cell table:style-name="ce8" table:formula="of:=IF([.$O22]&lt;&gt;0; [.E22]/[.$O2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22])/(101.3-(2.67123*[.H22]))" office:value-type="float" office:value="0" calcext:value-type="float">
            <text:p>0.00</text:p>
          </table:table-cell>
          <table:table-cell table:style-name="ce8" table:formula="of:=IF([.$O22]&lt;&gt;0; [.I22]/[.$O2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22])/(101.3-(2.67123*[.L22]))" office:value-type="float" office:value="0" calcext:value-type="float">
            <text:p>0.00</text:p>
          </table:table-cell>
          <table:table-cell table:style-name="ce8" table:formula="of:=IF([.$O22]&lt;&gt;0; [.M22]/[.$O22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22]); ISBLANK([.I22]); ISBLANK([.M22]); [.E22]=0; [.I22]=0; [.M22]=0); 0; [.E22]+[.I22]+[.M22])" office:value-type="float" office:value="0" calcext:value-type="float">
            <text:p>0.00</text:p>
          </table:table-cell>
          <table:table-cell table:style-name="ce8" table:formula="of:=IF(OR(ISBLANK([.F22]); ISBLANK([.J22]); ISBLANK([.N22]); [.F22]=0; [.J22]=0; [.N22]=0); 0; [.F22]+[.J22]+[.N22])" office:value-type="float" office:value="0" calcext:value-type="float">
            <text:p>0.00</text:p>
          </table:table-cell>
          <table:table-cell table:formula="of:=(COUNTA([.$C$2:.C22]) / (ROW([.C22])-1) + COUNTA([.$G$2:.G22]) / (ROW([.G22])-1) + COUNTA([.$K$2:.K22]) / (ROW([.K22])-1)) / 3 * 100" office:value-type="float" office:value="9.52380952380952" calcext:value-type="float">
            <text:p>9.52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5-27" calcext:value-type="date">
            <text:p>24-05-27</text:p>
          </table:table-cell>
          <table:table-cell table:style-name="ce1" office:value-type="float" office:value="84" calcext:value-type="float">
            <text:p>84</text:p>
          </table:table-cell>
          <table:table-cell table:style-name="ce6" table:number-columns-repeated="2"/>
          <table:table-cell table:style-name="ce9" table:formula="of:=(100*[.C23])/(101.3-(2.67123*[.D23]))" office:value-type="float" office:value="0" calcext:value-type="float">
            <text:p>0.00</text:p>
          </table:table-cell>
          <table:table-cell table:style-name="ce9" table:formula="of:=IF([.$O23]&lt;&gt;0; [.E23]/[.$O2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23])/(101.3-(2.67123*[.H23]))" office:value-type="float" office:value="0" calcext:value-type="float">
            <text:p>0.00</text:p>
          </table:table-cell>
          <table:table-cell table:style-name="ce9" table:formula="of:=IF([.$O23]&lt;&gt;0; [.I23]/[.$O2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23])/(101.3-(2.67123*[.L23]))" office:value-type="float" office:value="0" calcext:value-type="float">
            <text:p>0.00</text:p>
          </table:table-cell>
          <table:table-cell table:style-name="ce9" table:formula="of:=IF([.$O23]&lt;&gt;0; [.M23]/[.$O23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23]); ISBLANK([.I23]); ISBLANK([.M23]); [.E23]=0; [.I23]=0; [.M23]=0); 0; [.E23]+[.I23]+[.M23])" office:value-type="float" office:value="0" calcext:value-type="float">
            <text:p>0.00</text:p>
          </table:table-cell>
          <table:table-cell table:style-name="ce9" table:formula="of:=IF(OR(ISBLANK([.F23]); ISBLANK([.J23]); ISBLANK([.N23]); [.F23]=0; [.J23]=0; [.N23]=0); 0; [.F23]+[.J23]+[.N23])" office:value-type="float" office:value="0" calcext:value-type="float">
            <text:p>0.00</text:p>
          </table:table-cell>
          <table:table-cell table:formula="of:=(COUNTA([.$C$2:.C23]) / (ROW([.C23])-1) + COUNTA([.$G$2:.G23]) / (ROW([.G23])-1) + COUNTA([.$K$2:.K23]) / (ROW([.K23])-1)) / 3 * 100" office:value-type="float" office:value="9.09090909090909" calcext:value-type="float">
            <text:p>9.09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6-03" calcext:value-type="date">
            <text:p>24-06-03</text:p>
          </table:table-cell>
          <table:table-cell table:style-name="ce5" office:value-type="float" office:value="85" calcext:value-type="float">
            <text:p>85</text:p>
          </table:table-cell>
          <table:table-cell table:style-name="ce6" table:number-columns-repeated="2"/>
          <table:table-cell table:style-name="ce8" table:formula="of:=(100*[.C24])/(101.3-(2.67123*[.D24]))" office:value-type="float" office:value="0" calcext:value-type="float">
            <text:p>0.00</text:p>
          </table:table-cell>
          <table:table-cell table:style-name="ce8" table:formula="of:=IF([.$O24]&lt;&gt;0; [.E24]/[.$O2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24])/(101.3-(2.67123*[.H24]))" office:value-type="float" office:value="0" calcext:value-type="float">
            <text:p>0.00</text:p>
          </table:table-cell>
          <table:table-cell table:style-name="ce8" table:formula="of:=IF([.$O24]&lt;&gt;0; [.I24]/[.$O2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24])/(101.3-(2.67123*[.L24]))" office:value-type="float" office:value="0" calcext:value-type="float">
            <text:p>0.00</text:p>
          </table:table-cell>
          <table:table-cell table:style-name="ce8" table:formula="of:=IF([.$O24]&lt;&gt;0; [.M24]/[.$O24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24]); ISBLANK([.I24]); ISBLANK([.M24]); [.E24]=0; [.I24]=0; [.M24]=0); 0; [.E24]+[.I24]+[.M24])" office:value-type="float" office:value="0" calcext:value-type="float">
            <text:p>0.00</text:p>
          </table:table-cell>
          <table:table-cell table:style-name="ce8" table:formula="of:=IF(OR(ISBLANK([.F24]); ISBLANK([.J24]); ISBLANK([.N24]); [.F24]=0; [.J24]=0; [.N24]=0); 0; [.F24]+[.J24]+[.N24])" office:value-type="float" office:value="0" calcext:value-type="float">
            <text:p>0.00</text:p>
          </table:table-cell>
          <table:table-cell table:formula="of:=(COUNTA([.$C$2:.C24]) / (ROW([.C24])-1) + COUNTA([.$G$2:.G24]) / (ROW([.G24])-1) + COUNTA([.$K$2:.K24]) / (ROW([.K24])-1)) / 3 * 100" office:value-type="float" office:value="8.69565217391304" calcext:value-type="float">
            <text:p>8.70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6-10" calcext:value-type="date">
            <text:p>24-06-10</text:p>
          </table:table-cell>
          <table:table-cell table:style-name="ce1" office:value-type="float" office:value="86" calcext:value-type="float">
            <text:p>86</text:p>
          </table:table-cell>
          <table:table-cell table:style-name="ce6" table:number-columns-repeated="2"/>
          <table:table-cell table:style-name="ce9" table:formula="of:=(100*[.C25])/(101.3-(2.67123*[.D25]))" office:value-type="float" office:value="0" calcext:value-type="float">
            <text:p>0.00</text:p>
          </table:table-cell>
          <table:table-cell table:style-name="ce9" table:formula="of:=IF([.$O25]&lt;&gt;0; [.E25]/[.$O2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25])/(101.3-(2.67123*[.H25]))" office:value-type="float" office:value="0" calcext:value-type="float">
            <text:p>0.00</text:p>
          </table:table-cell>
          <table:table-cell table:style-name="ce9" table:formula="of:=IF([.$O25]&lt;&gt;0; [.I25]/[.$O2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25])/(101.3-(2.67123*[.L25]))" office:value-type="float" office:value="0" calcext:value-type="float">
            <text:p>0.00</text:p>
          </table:table-cell>
          <table:table-cell table:style-name="ce9" table:formula="of:=IF([.$O25]&lt;&gt;0; [.M25]/[.$O25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25]); ISBLANK([.I25]); ISBLANK([.M25]); [.E25]=0; [.I25]=0; [.M25]=0); 0; [.E25]+[.I25]+[.M25])" office:value-type="float" office:value="0" calcext:value-type="float">
            <text:p>0.00</text:p>
          </table:table-cell>
          <table:table-cell table:style-name="ce9" table:formula="of:=IF(OR(ISBLANK([.F25]); ISBLANK([.J25]); ISBLANK([.N25]); [.F25]=0; [.J25]=0; [.N25]=0); 0; [.F25]+[.J25]+[.N25])" office:value-type="float" office:value="0" calcext:value-type="float">
            <text:p>0.00</text:p>
          </table:table-cell>
          <table:table-cell table:formula="of:=(COUNTA([.$C$2:.C25]) / (ROW([.C25])-1) + COUNTA([.$G$2:.G25]) / (ROW([.G25])-1) + COUNTA([.$K$2:.K25]) / (ROW([.K25])-1)) / 3 * 100" office:value-type="float" office:value="8.33333333333333" calcext:value-type="float">
            <text:p>8.33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6-17" calcext:value-type="date">
            <text:p>24-06-17</text:p>
          </table:table-cell>
          <table:table-cell table:style-name="ce5" office:value-type="float" office:value="87" calcext:value-type="float">
            <text:p>87</text:p>
          </table:table-cell>
          <table:table-cell table:style-name="ce6" table:number-columns-repeated="2"/>
          <table:table-cell table:style-name="ce8" table:formula="of:=(100*[.C26])/(101.3-(2.67123*[.D26]))" office:value-type="float" office:value="0" calcext:value-type="float">
            <text:p>0.00</text:p>
          </table:table-cell>
          <table:table-cell table:style-name="ce8" table:formula="of:=IF([.$O26]&lt;&gt;0; [.E26]/[.$O2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26])/(101.3-(2.67123*[.H26]))" office:value-type="float" office:value="0" calcext:value-type="float">
            <text:p>0.00</text:p>
          </table:table-cell>
          <table:table-cell table:style-name="ce8" table:formula="of:=IF([.$O26]&lt;&gt;0; [.I26]/[.$O2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26])/(101.3-(2.67123*[.L26]))" office:value-type="float" office:value="0" calcext:value-type="float">
            <text:p>0.00</text:p>
          </table:table-cell>
          <table:table-cell table:style-name="ce8" table:formula="of:=IF([.$O26]&lt;&gt;0; [.M26]/[.$O26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26]); ISBLANK([.I26]); ISBLANK([.M26]); [.E26]=0; [.I26]=0; [.M26]=0); 0; [.E26]+[.I26]+[.M26])" office:value-type="float" office:value="0" calcext:value-type="float">
            <text:p>0.00</text:p>
          </table:table-cell>
          <table:table-cell table:style-name="ce8" table:formula="of:=IF(OR(ISBLANK([.F26]); ISBLANK([.J26]); ISBLANK([.N26]); [.F26]=0; [.J26]=0; [.N26]=0); 0; [.F26]+[.J26]+[.N26])" office:value-type="float" office:value="0" calcext:value-type="float">
            <text:p>0.00</text:p>
          </table:table-cell>
          <table:table-cell table:formula="of:=(COUNTA([.$C$2:.C26]) / (ROW([.C26])-1) + COUNTA([.$G$2:.G26]) / (ROW([.G26])-1) + COUNTA([.$K$2:.K26]) / (ROW([.K26])-1)) / 3 * 100" office:value-type="float" office:value="8" calcext:value-type="float">
            <text:p>8.00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6-24" calcext:value-type="date">
            <text:p>24-06-24</text:p>
          </table:table-cell>
          <table:table-cell table:style-name="ce1" office:value-type="float" office:value="88" calcext:value-type="float">
            <text:p>88</text:p>
          </table:table-cell>
          <table:table-cell table:style-name="ce6" table:number-columns-repeated="2"/>
          <table:table-cell table:style-name="ce9" table:formula="of:=(100*[.C27])/(101.3-(2.67123*[.D27]))" office:value-type="float" office:value="0" calcext:value-type="float">
            <text:p>0.00</text:p>
          </table:table-cell>
          <table:table-cell table:style-name="ce9" table:formula="of:=IF([.$O27]&lt;&gt;0; [.E27]/[.$O2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27])/(101.3-(2.67123*[.H27]))" office:value-type="float" office:value="0" calcext:value-type="float">
            <text:p>0.00</text:p>
          </table:table-cell>
          <table:table-cell table:style-name="ce9" table:formula="of:=IF([.$O27]&lt;&gt;0; [.I27]/[.$O2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27])/(101.3-(2.67123*[.L27]))" office:value-type="float" office:value="0" calcext:value-type="float">
            <text:p>0.00</text:p>
          </table:table-cell>
          <table:table-cell table:style-name="ce9" table:formula="of:=IF([.$O27]&lt;&gt;0; [.M27]/[.$O27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27]); ISBLANK([.I27]); ISBLANK([.M27]); [.E27]=0; [.I27]=0; [.M27]=0); 0; [.E27]+[.I27]+[.M27])" office:value-type="float" office:value="0" calcext:value-type="float">
            <text:p>0.00</text:p>
          </table:table-cell>
          <table:table-cell table:style-name="ce9" table:formula="of:=IF(OR(ISBLANK([.F27]); ISBLANK([.J27]); ISBLANK([.N27]); [.F27]=0; [.J27]=0; [.N27]=0); 0; [.F27]+[.J27]+[.N27])" office:value-type="float" office:value="0" calcext:value-type="float">
            <text:p>0.00</text:p>
          </table:table-cell>
          <table:table-cell table:formula="of:=(COUNTA([.$C$2:.C27]) / (ROW([.C27])-1) + COUNTA([.$G$2:.G27]) / (ROW([.G27])-1) + COUNTA([.$K$2:.K27]) / (ROW([.K27])-1)) / 3 * 100" office:value-type="float" office:value="7.69230769230769" calcext:value-type="float">
            <text:p>7.69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7-01" calcext:value-type="date">
            <text:p>24-07-0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number-columns-repeated="2"/>
          <table:table-cell table:style-name="ce8" table:formula="of:=(100*[.C28])/(101.3-(2.67123*[.D28]))" office:value-type="float" office:value="0" calcext:value-type="float">
            <text:p>0.00</text:p>
          </table:table-cell>
          <table:table-cell table:style-name="ce8" table:formula="of:=IF([.$O28]&lt;&gt;0; [.E28]/[.$O2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28])/(101.3-(2.67123*[.H28]))" office:value-type="float" office:value="0" calcext:value-type="float">
            <text:p>0.00</text:p>
          </table:table-cell>
          <table:table-cell table:style-name="ce8" table:formula="of:=IF([.$O28]&lt;&gt;0; [.I28]/[.$O2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28])/(101.3-(2.67123*[.L28]))" office:value-type="float" office:value="0" calcext:value-type="float">
            <text:p>0.00</text:p>
          </table:table-cell>
          <table:table-cell table:style-name="ce8" table:formula="of:=IF([.$O28]&lt;&gt;0; [.M28]/[.$O28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28]); ISBLANK([.I28]); ISBLANK([.M28]); [.E28]=0; [.I28]=0; [.M28]=0); 0; [.E28]+[.I28]+[.M28])" office:value-type="float" office:value="0" calcext:value-type="float">
            <text:p>0.00</text:p>
          </table:table-cell>
          <table:table-cell table:style-name="ce8" table:formula="of:=IF(OR(ISBLANK([.F28]); ISBLANK([.J28]); ISBLANK([.N28]); [.F28]=0; [.J28]=0; [.N28]=0); 0; [.F28]+[.J28]+[.N28])" office:value-type="float" office:value="0" calcext:value-type="float">
            <text:p>0.00</text:p>
          </table:table-cell>
          <table:table-cell table:formula="of:=(COUNTA([.$C$2:.C28]) / (ROW([.C28])-1) + COUNTA([.$G$2:.G28]) / (ROW([.G28])-1) + COUNTA([.$K$2:.K28]) / (ROW([.K28])-1)) / 3 * 100" office:value-type="float" office:value="7.40740740740741" calcext:value-type="float">
            <text:p>7.41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7-08" calcext:value-type="date">
            <text:p>24-07-08</text:p>
          </table:table-cell>
          <table:table-cell table:style-name="ce1" office:value-type="float" office:value="90" calcext:value-type="float">
            <text:p>90</text:p>
          </table:table-cell>
          <table:table-cell table:style-name="ce6" table:number-columns-repeated="2"/>
          <table:table-cell table:style-name="ce9" table:formula="of:=(100*[.C29])/(101.3-(2.67123*[.D29]))" office:value-type="float" office:value="0" calcext:value-type="float">
            <text:p>0.00</text:p>
          </table:table-cell>
          <table:table-cell table:style-name="ce9" table:formula="of:=IF([.$O29]&lt;&gt;0; [.E29]/[.$O2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29])/(101.3-(2.67123*[.H29]))" office:value-type="float" office:value="0" calcext:value-type="float">
            <text:p>0.00</text:p>
          </table:table-cell>
          <table:table-cell table:style-name="ce9" table:formula="of:=IF([.$O29]&lt;&gt;0; [.I29]/[.$O2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29])/(101.3-(2.67123*[.L29]))" office:value-type="float" office:value="0" calcext:value-type="float">
            <text:p>0.00</text:p>
          </table:table-cell>
          <table:table-cell table:style-name="ce9" table:formula="of:=IF([.$O29]&lt;&gt;0; [.M29]/[.$O29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29]); ISBLANK([.I29]); ISBLANK([.M29]); [.E29]=0; [.I29]=0; [.M29]=0); 0; [.E29]+[.I29]+[.M29])" office:value-type="float" office:value="0" calcext:value-type="float">
            <text:p>0.00</text:p>
          </table:table-cell>
          <table:table-cell table:style-name="ce9" table:formula="of:=IF(OR(ISBLANK([.F29]); ISBLANK([.J29]); ISBLANK([.N29]); [.F29]=0; [.J29]=0; [.N29]=0); 0; [.F29]+[.J29]+[.N29])" office:value-type="float" office:value="0" calcext:value-type="float">
            <text:p>0.00</text:p>
          </table:table-cell>
          <table:table-cell table:formula="of:=(COUNTA([.$C$2:.C29]) / (ROW([.C29])-1) + COUNTA([.$G$2:.G29]) / (ROW([.G29])-1) + COUNTA([.$K$2:.K29]) / (ROW([.K29])-1)) / 3 * 100" office:value-type="float" office:value="7.14285714285714" calcext:value-type="float">
            <text:p>7.14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7-15" calcext:value-type="date">
            <text:p>24-07-15</text:p>
          </table:table-cell>
          <table:table-cell table:style-name="ce5" office:value-type="float" office:value="91" calcext:value-type="float">
            <text:p>91</text:p>
          </table:table-cell>
          <table:table-cell table:style-name="ce6" table:number-columns-repeated="2"/>
          <table:table-cell table:style-name="ce8" table:formula="of:=(100*[.C30])/(101.3-(2.67123*[.D30]))" office:value-type="float" office:value="0" calcext:value-type="float">
            <text:p>0.00</text:p>
          </table:table-cell>
          <table:table-cell table:style-name="ce8" table:formula="of:=IF([.$O30]&lt;&gt;0; [.E30]/[.$O3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30])/(101.3-(2.67123*[.H30]))" office:value-type="float" office:value="0" calcext:value-type="float">
            <text:p>0.00</text:p>
          </table:table-cell>
          <table:table-cell table:style-name="ce8" table:formula="of:=IF([.$O30]&lt;&gt;0; [.I30]/[.$O3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30])/(101.3-(2.67123*[.L30]))" office:value-type="float" office:value="0" calcext:value-type="float">
            <text:p>0.00</text:p>
          </table:table-cell>
          <table:table-cell table:style-name="ce8" table:formula="of:=IF([.$O30]&lt;&gt;0; [.M30]/[.$O30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30]); ISBLANK([.I30]); ISBLANK([.M30]); [.E30]=0; [.I30]=0; [.M30]=0); 0; [.E30]+[.I30]+[.M30])" office:value-type="float" office:value="0" calcext:value-type="float">
            <text:p>0.00</text:p>
          </table:table-cell>
          <table:table-cell table:style-name="ce8" table:formula="of:=IF(OR(ISBLANK([.F30]); ISBLANK([.J30]); ISBLANK([.N30]); [.F30]=0; [.J30]=0; [.N30]=0); 0; [.F30]+[.J30]+[.N30])" office:value-type="float" office:value="0" calcext:value-type="float">
            <text:p>0.00</text:p>
          </table:table-cell>
          <table:table-cell table:formula="of:=(COUNTA([.$C$2:.C30]) / (ROW([.C30])-1) + COUNTA([.$G$2:.G30]) / (ROW([.G30])-1) + COUNTA([.$K$2:.K30]) / (ROW([.K30])-1)) / 3 * 100" office:value-type="float" office:value="6.89655172413793" calcext:value-type="float">
            <text:p>6.90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7-22" calcext:value-type="date">
            <text:p>24-07-22</text:p>
          </table:table-cell>
          <table:table-cell table:style-name="ce1" office:value-type="float" office:value="92" calcext:value-type="float">
            <text:p>92</text:p>
          </table:table-cell>
          <table:table-cell table:style-name="ce6" table:number-columns-repeated="2"/>
          <table:table-cell table:style-name="ce9" table:formula="of:=(100*[.C31])/(101.3-(2.67123*[.D31]))" office:value-type="float" office:value="0" calcext:value-type="float">
            <text:p>0.00</text:p>
          </table:table-cell>
          <table:table-cell table:style-name="ce9" table:formula="of:=IF([.$O31]&lt;&gt;0; [.E31]/[.$O3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31])/(101.3-(2.67123*[.H31]))" office:value-type="float" office:value="0" calcext:value-type="float">
            <text:p>0.00</text:p>
          </table:table-cell>
          <table:table-cell table:style-name="ce9" table:formula="of:=IF([.$O31]&lt;&gt;0; [.I31]/[.$O3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31])/(101.3-(2.67123*[.L31]))" office:value-type="float" office:value="0" calcext:value-type="float">
            <text:p>0.00</text:p>
          </table:table-cell>
          <table:table-cell table:style-name="ce9" table:formula="of:=IF([.$O31]&lt;&gt;0; [.M31]/[.$O31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31]); ISBLANK([.I31]); ISBLANK([.M31]); [.E31]=0; [.I31]=0; [.M31]=0); 0; [.E31]+[.I31]+[.M31])" office:value-type="float" office:value="0" calcext:value-type="float">
            <text:p>0.00</text:p>
          </table:table-cell>
          <table:table-cell table:style-name="ce9" table:formula="of:=IF(OR(ISBLANK([.F31]); ISBLANK([.J31]); ISBLANK([.N31]); [.F31]=0; [.J31]=0; [.N31]=0); 0; [.F31]+[.J31]+[.N31])" office:value-type="float" office:value="0" calcext:value-type="float">
            <text:p>0.00</text:p>
          </table:table-cell>
          <table:table-cell table:formula="of:=(COUNTA([.$C$2:.C31]) / (ROW([.C31])-1) + COUNTA([.$G$2:.G31]) / (ROW([.G31])-1) + COUNTA([.$K$2:.K31]) / (ROW([.K31])-1)) / 3 * 100" office:value-type="float" office:value="6.66666666666667" calcext:value-type="float">
            <text:p>6.67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7-29" calcext:value-type="date">
            <text:p>24-07-29</text:p>
          </table:table-cell>
          <table:table-cell table:style-name="ce5" office:value-type="float" office:value="93" calcext:value-type="float">
            <text:p>93</text:p>
          </table:table-cell>
          <table:table-cell table:style-name="ce6" table:number-columns-repeated="2"/>
          <table:table-cell table:style-name="ce8" table:formula="of:=(100*[.C32])/(101.3-(2.67123*[.D32]))" office:value-type="float" office:value="0" calcext:value-type="float">
            <text:p>0.00</text:p>
          </table:table-cell>
          <table:table-cell table:style-name="ce8" table:formula="of:=IF([.$O32]&lt;&gt;0; [.E32]/[.$O3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32])/(101.3-(2.67123*[.H32]))" office:value-type="float" office:value="0" calcext:value-type="float">
            <text:p>0.00</text:p>
          </table:table-cell>
          <table:table-cell table:style-name="ce8" table:formula="of:=IF([.$O32]&lt;&gt;0; [.I32]/[.$O3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32])/(101.3-(2.67123*[.L32]))" office:value-type="float" office:value="0" calcext:value-type="float">
            <text:p>0.00</text:p>
          </table:table-cell>
          <table:table-cell table:style-name="ce8" table:formula="of:=IF([.$O32]&lt;&gt;0; [.M32]/[.$O32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32]); ISBLANK([.I32]); ISBLANK([.M32]); [.E32]=0; [.I32]=0; [.M32]=0); 0; [.E32]+[.I32]+[.M32])" office:value-type="float" office:value="0" calcext:value-type="float">
            <text:p>0.00</text:p>
          </table:table-cell>
          <table:table-cell table:style-name="ce8" table:formula="of:=IF(OR(ISBLANK([.F32]); ISBLANK([.J32]); ISBLANK([.N32]); [.F32]=0; [.J32]=0; [.N32]=0); 0; [.F32]+[.J32]+[.N32])" office:value-type="float" office:value="0" calcext:value-type="float">
            <text:p>0.00</text:p>
          </table:table-cell>
          <table:table-cell table:formula="of:=(COUNTA([.$C$2:.C32]) / (ROW([.C32])-1) + COUNTA([.$G$2:.G32]) / (ROW([.G32])-1) + COUNTA([.$K$2:.K32]) / (ROW([.K32])-1)) / 3 * 100" office:value-type="float" office:value="6.45161290322581" calcext:value-type="float">
            <text:p>6.45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8-05" calcext:value-type="date">
            <text:p>24-08-05</text:p>
          </table:table-cell>
          <table:table-cell table:style-name="ce1" office:value-type="float" office:value="94" calcext:value-type="float">
            <text:p>94</text:p>
          </table:table-cell>
          <table:table-cell table:style-name="ce6" table:number-columns-repeated="2"/>
          <table:table-cell table:style-name="ce9" table:formula="of:=(100*[.C33])/(101.3-(2.67123*[.D33]))" office:value-type="float" office:value="0" calcext:value-type="float">
            <text:p>0.00</text:p>
          </table:table-cell>
          <table:table-cell table:style-name="ce9" table:formula="of:=IF([.$O33]&lt;&gt;0; [.E33]/[.$O3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33])/(101.3-(2.67123*[.H33]))" office:value-type="float" office:value="0" calcext:value-type="float">
            <text:p>0.00</text:p>
          </table:table-cell>
          <table:table-cell table:style-name="ce9" table:formula="of:=IF([.$O33]&lt;&gt;0; [.I33]/[.$O3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33])/(101.3-(2.67123*[.L33]))" office:value-type="float" office:value="0" calcext:value-type="float">
            <text:p>0.00</text:p>
          </table:table-cell>
          <table:table-cell table:style-name="ce9" table:formula="of:=IF([.$O33]&lt;&gt;0; [.M33]/[.$O33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33]); ISBLANK([.I33]); ISBLANK([.M33]); [.E33]=0; [.I33]=0; [.M33]=0); 0; [.E33]+[.I33]+[.M33])" office:value-type="float" office:value="0" calcext:value-type="float">
            <text:p>0.00</text:p>
          </table:table-cell>
          <table:table-cell table:style-name="ce9" table:formula="of:=IF(OR(ISBLANK([.F33]); ISBLANK([.J33]); ISBLANK([.N33]); [.F33]=0; [.J33]=0; [.N33]=0); 0; [.F33]+[.J33]+[.N33])" office:value-type="float" office:value="0" calcext:value-type="float">
            <text:p>0.00</text:p>
          </table:table-cell>
          <table:table-cell table:formula="of:=(COUNTA([.$C$2:.C33]) / (ROW([.C33])-1) + COUNTA([.$G$2:.G33]) / (ROW([.G33])-1) + COUNTA([.$K$2:.K33]) / (ROW([.K33])-1)) / 3 * 100" office:value-type="float" office:value="6.25" calcext:value-type="float">
            <text:p>6.25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8-12" calcext:value-type="date">
            <text:p>24-08-12</text:p>
          </table:table-cell>
          <table:table-cell table:style-name="ce5" office:value-type="float" office:value="95" calcext:value-type="float">
            <text:p>95</text:p>
          </table:table-cell>
          <table:table-cell table:style-name="ce6" table:number-columns-repeated="2"/>
          <table:table-cell table:style-name="ce8" table:formula="of:=(100*[.C34])/(101.3-(2.67123*[.D34]))" office:value-type="float" office:value="0" calcext:value-type="float">
            <text:p>0.00</text:p>
          </table:table-cell>
          <table:table-cell table:style-name="ce8" table:formula="of:=IF([.$O34]&lt;&gt;0; [.E34]/[.$O3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34])/(101.3-(2.67123*[.H34]))" office:value-type="float" office:value="0" calcext:value-type="float">
            <text:p>0.00</text:p>
          </table:table-cell>
          <table:table-cell table:style-name="ce8" table:formula="of:=IF([.$O34]&lt;&gt;0; [.I34]/[.$O3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34])/(101.3-(2.67123*[.L34]))" office:value-type="float" office:value="0" calcext:value-type="float">
            <text:p>0.00</text:p>
          </table:table-cell>
          <table:table-cell table:style-name="ce8" table:formula="of:=IF([.$O34]&lt;&gt;0; [.M34]/[.$O34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34]); ISBLANK([.I34]); ISBLANK([.M34]); [.E34]=0; [.I34]=0; [.M34]=0); 0; [.E34]+[.I34]+[.M34])" office:value-type="float" office:value="0" calcext:value-type="float">
            <text:p>0.00</text:p>
          </table:table-cell>
          <table:table-cell table:style-name="ce8" table:formula="of:=IF(OR(ISBLANK([.F34]); ISBLANK([.J34]); ISBLANK([.N34]); [.F34]=0; [.J34]=0; [.N34]=0); 0; [.F34]+[.J34]+[.N34])" office:value-type="float" office:value="0" calcext:value-type="float">
            <text:p>0.00</text:p>
          </table:table-cell>
          <table:table-cell table:formula="of:=(COUNTA([.$C$2:.C34]) / (ROW([.C34])-1) + COUNTA([.$G$2:.G34]) / (ROW([.G34])-1) + COUNTA([.$K$2:.K34]) / (ROW([.K34])-1)) / 3 * 100" office:value-type="float" office:value="6.06060606060606" calcext:value-type="float">
            <text:p>6.06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8-19" calcext:value-type="date">
            <text:p>24-08-19</text:p>
          </table:table-cell>
          <table:table-cell table:style-name="ce1" office:value-type="float" office:value="96" calcext:value-type="float">
            <text:p>96</text:p>
          </table:table-cell>
          <table:table-cell table:style-name="ce6" table:number-columns-repeated="2"/>
          <table:table-cell table:style-name="ce9" table:formula="of:=(100*[.C35])/(101.3-(2.67123*[.D35]))" office:value-type="float" office:value="0" calcext:value-type="float">
            <text:p>0.00</text:p>
          </table:table-cell>
          <table:table-cell table:style-name="ce9" table:formula="of:=IF([.$O35]&lt;&gt;0; [.E35]/[.$O3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35])/(101.3-(2.67123*[.H35]))" office:value-type="float" office:value="0" calcext:value-type="float">
            <text:p>0.00</text:p>
          </table:table-cell>
          <table:table-cell table:style-name="ce9" table:formula="of:=IF([.$O35]&lt;&gt;0; [.I35]/[.$O3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35])/(101.3-(2.67123*[.L35]))" office:value-type="float" office:value="0" calcext:value-type="float">
            <text:p>0.00</text:p>
          </table:table-cell>
          <table:table-cell table:style-name="ce9" table:formula="of:=IF([.$O35]&lt;&gt;0; [.M35]/[.$O35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35]); ISBLANK([.I35]); ISBLANK([.M35]); [.E35]=0; [.I35]=0; [.M35]=0); 0; [.E35]+[.I35]+[.M35])" office:value-type="float" office:value="0" calcext:value-type="float">
            <text:p>0.00</text:p>
          </table:table-cell>
          <table:table-cell table:style-name="ce9" table:formula="of:=IF(OR(ISBLANK([.F35]); ISBLANK([.J35]); ISBLANK([.N35]); [.F35]=0; [.J35]=0; [.N35]=0); 0; [.F35]+[.J35]+[.N35])" office:value-type="float" office:value="0" calcext:value-type="float">
            <text:p>0.00</text:p>
          </table:table-cell>
          <table:table-cell table:formula="of:=(COUNTA([.$C$2:.C35]) / (ROW([.C35])-1) + COUNTA([.$G$2:.G35]) / (ROW([.G35])-1) + COUNTA([.$K$2:.K35]) / (ROW([.K35])-1)) / 3 * 100" office:value-type="float" office:value="5.88235294117647" calcext:value-type="float">
            <text:p>5.88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8-26" calcext:value-type="date">
            <text:p>24-08-26</text:p>
          </table:table-cell>
          <table:table-cell table:style-name="ce5" office:value-type="float" office:value="97" calcext:value-type="float">
            <text:p>97</text:p>
          </table:table-cell>
          <table:table-cell table:style-name="ce6" table:number-columns-repeated="2"/>
          <table:table-cell table:style-name="ce8" table:formula="of:=(100*[.C36])/(101.3-(2.67123*[.D36]))" office:value-type="float" office:value="0" calcext:value-type="float">
            <text:p>0.00</text:p>
          </table:table-cell>
          <table:table-cell table:style-name="ce8" table:formula="of:=IF([.$O36]&lt;&gt;0; [.E36]/[.$O3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36])/(101.3-(2.67123*[.H36]))" office:value-type="float" office:value="0" calcext:value-type="float">
            <text:p>0.00</text:p>
          </table:table-cell>
          <table:table-cell table:style-name="ce8" table:formula="of:=IF([.$O36]&lt;&gt;0; [.I36]/[.$O3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36])/(101.3-(2.67123*[.L36]))" office:value-type="float" office:value="0" calcext:value-type="float">
            <text:p>0.00</text:p>
          </table:table-cell>
          <table:table-cell table:style-name="ce8" table:formula="of:=IF([.$O36]&lt;&gt;0; [.M36]/[.$O36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36]); ISBLANK([.I36]); ISBLANK([.M36]); [.E36]=0; [.I36]=0; [.M36]=0); 0; [.E36]+[.I36]+[.M36])" office:value-type="float" office:value="0" calcext:value-type="float">
            <text:p>0.00</text:p>
          </table:table-cell>
          <table:table-cell table:style-name="ce8" table:formula="of:=IF(OR(ISBLANK([.F36]); ISBLANK([.J36]); ISBLANK([.N36]); [.F36]=0; [.J36]=0; [.N36]=0); 0; [.F36]+[.J36]+[.N36])" office:value-type="float" office:value="0" calcext:value-type="float">
            <text:p>0.00</text:p>
          </table:table-cell>
          <table:table-cell table:formula="of:=(COUNTA([.$C$2:.C36]) / (ROW([.C36])-1) + COUNTA([.$G$2:.G36]) / (ROW([.G36])-1) + COUNTA([.$K$2:.K36]) / (ROW([.K36])-1)) / 3 * 100" office:value-type="float" office:value="5.71428571428571" calcext:value-type="float">
            <text:p>5.71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9-02" calcext:value-type="date">
            <text:p>24-09-02</text:p>
          </table:table-cell>
          <table:table-cell table:style-name="ce1" office:value-type="float" office:value="98" calcext:value-type="float">
            <text:p>98</text:p>
          </table:table-cell>
          <table:table-cell table:style-name="ce6" table:number-columns-repeated="2"/>
          <table:table-cell table:style-name="ce9" table:formula="of:=(100*[.C37])/(101.3-(2.67123*[.D37]))" office:value-type="float" office:value="0" calcext:value-type="float">
            <text:p>0.00</text:p>
          </table:table-cell>
          <table:table-cell table:style-name="ce9" table:formula="of:=IF([.$O37]&lt;&gt;0; [.E37]/[.$O3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37])/(101.3-(2.67123*[.H37]))" office:value-type="float" office:value="0" calcext:value-type="float">
            <text:p>0.00</text:p>
          </table:table-cell>
          <table:table-cell table:style-name="ce9" table:formula="of:=IF([.$O37]&lt;&gt;0; [.I37]/[.$O3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37])/(101.3-(2.67123*[.L37]))" office:value-type="float" office:value="0" calcext:value-type="float">
            <text:p>0.00</text:p>
          </table:table-cell>
          <table:table-cell table:style-name="ce9" table:formula="of:=IF([.$O37]&lt;&gt;0; [.M37]/[.$O37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37]); ISBLANK([.I37]); ISBLANK([.M37]); [.E37]=0; [.I37]=0; [.M37]=0); 0; [.E37]+[.I37]+[.M37])" office:value-type="float" office:value="0" calcext:value-type="float">
            <text:p>0.00</text:p>
          </table:table-cell>
          <table:table-cell table:style-name="ce9" table:formula="of:=IF(OR(ISBLANK([.F37]); ISBLANK([.J37]); ISBLANK([.N37]); [.F37]=0; [.J37]=0; [.N37]=0); 0; [.F37]+[.J37]+[.N37])" office:value-type="float" office:value="0" calcext:value-type="float">
            <text:p>0.00</text:p>
          </table:table-cell>
          <table:table-cell table:formula="of:=(COUNTA([.$C$2:.C37]) / (ROW([.C37])-1) + COUNTA([.$G$2:.G37]) / (ROW([.G37])-1) + COUNTA([.$K$2:.K37]) / (ROW([.K37])-1)) / 3 * 100" office:value-type="float" office:value="5.55555555555556" calcext:value-type="float">
            <text:p>5.56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9-09" calcext:value-type="date">
            <text:p>24-09-09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number-columns-repeated="2"/>
          <table:table-cell table:style-name="ce8" table:formula="of:=(100*[.C38])/(101.3-(2.67123*[.D38]))" office:value-type="float" office:value="0" calcext:value-type="float">
            <text:p>0.00</text:p>
          </table:table-cell>
          <table:table-cell table:style-name="ce8" table:formula="of:=IF([.$O38]&lt;&gt;0; [.E38]/[.$O3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38])/(101.3-(2.67123*[.H38]))" office:value-type="float" office:value="0" calcext:value-type="float">
            <text:p>0.00</text:p>
          </table:table-cell>
          <table:table-cell table:style-name="ce8" table:formula="of:=IF([.$O38]&lt;&gt;0; [.I38]/[.$O3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38])/(101.3-(2.67123*[.L38]))" office:value-type="float" office:value="0" calcext:value-type="float">
            <text:p>0.00</text:p>
          </table:table-cell>
          <table:table-cell table:style-name="ce8" table:formula="of:=IF([.$O38]&lt;&gt;0; [.M38]/[.$O38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38]); ISBLANK([.I38]); ISBLANK([.M38]); [.E38]=0; [.I38]=0; [.M38]=0); 0; [.E38]+[.I38]+[.M38])" office:value-type="float" office:value="0" calcext:value-type="float">
            <text:p>0.00</text:p>
          </table:table-cell>
          <table:table-cell table:style-name="ce8" table:formula="of:=IF(OR(ISBLANK([.F38]); ISBLANK([.J38]); ISBLANK([.N38]); [.F38]=0; [.J38]=0; [.N38]=0); 0; [.F38]+[.J38]+[.N38])" office:value-type="float" office:value="0" calcext:value-type="float">
            <text:p>0.00</text:p>
          </table:table-cell>
          <table:table-cell table:formula="of:=(COUNTA([.$C$2:.C38]) / (ROW([.C38])-1) + COUNTA([.$G$2:.G38]) / (ROW([.G38])-1) + COUNTA([.$K$2:.K38]) / (ROW([.K38])-1)) / 3 * 100" office:value-type="float" office:value="5.40540540540541" calcext:value-type="float">
            <text:p>5.41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9-16" calcext:value-type="date">
            <text:p>24-09-16</text:p>
          </table:table-cell>
          <table:table-cell table:style-name="ce1" office:value-type="float" office:value="100" calcext:value-type="float">
            <text:p>100</text:p>
          </table:table-cell>
          <table:table-cell table:style-name="ce6" table:number-columns-repeated="2"/>
          <table:table-cell table:style-name="ce9" table:formula="of:=(100*[.C39])/(101.3-(2.67123*[.D39]))" office:value-type="float" office:value="0" calcext:value-type="float">
            <text:p>0.00</text:p>
          </table:table-cell>
          <table:table-cell table:style-name="ce9" table:formula="of:=IF([.$O39]&lt;&gt;0; [.E39]/[.$O3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39])/(101.3-(2.67123*[.H39]))" office:value-type="float" office:value="0" calcext:value-type="float">
            <text:p>0.00</text:p>
          </table:table-cell>
          <table:table-cell table:style-name="ce9" table:formula="of:=IF([.$O39]&lt;&gt;0; [.I39]/[.$O3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39])/(101.3-(2.67123*[.L39]))" office:value-type="float" office:value="0" calcext:value-type="float">
            <text:p>0.00</text:p>
          </table:table-cell>
          <table:table-cell table:style-name="ce9" table:formula="of:=IF([.$O39]&lt;&gt;0; [.M39]/[.$O39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39]); ISBLANK([.I39]); ISBLANK([.M39]); [.E39]=0; [.I39]=0; [.M39]=0); 0; [.E39]+[.I39]+[.M39])" office:value-type="float" office:value="0" calcext:value-type="float">
            <text:p>0.00</text:p>
          </table:table-cell>
          <table:table-cell table:style-name="ce9" table:formula="of:=IF(OR(ISBLANK([.F39]); ISBLANK([.J39]); ISBLANK([.N39]); [.F39]=0; [.J39]=0; [.N39]=0); 0; [.F39]+[.J39]+[.N39])" office:value-type="float" office:value="0" calcext:value-type="float">
            <text:p>0.00</text:p>
          </table:table-cell>
          <table:table-cell table:formula="of:=(COUNTA([.$C$2:.C39]) / (ROW([.C39])-1) + COUNTA([.$G$2:.G39]) / (ROW([.G39])-1) + COUNTA([.$K$2:.K39]) / (ROW([.K39])-1)) / 3 * 100" office:value-type="float" office:value="5.26315789473684" calcext:value-type="float">
            <text:p>5.26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9-23" calcext:value-type="date">
            <text:p>24-09-23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number-columns-repeated="2"/>
          <table:table-cell table:style-name="ce8" table:formula="of:=(100*[.C40])/(101.3-(2.67123*[.D40]))" office:value-type="float" office:value="0" calcext:value-type="float">
            <text:p>0.00</text:p>
          </table:table-cell>
          <table:table-cell table:style-name="ce8" table:formula="of:=IF([.$O40]&lt;&gt;0; [.E40]/[.$O4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40])/(101.3-(2.67123*[.H40]))" office:value-type="float" office:value="0" calcext:value-type="float">
            <text:p>0.00</text:p>
          </table:table-cell>
          <table:table-cell table:style-name="ce8" table:formula="of:=IF([.$O40]&lt;&gt;0; [.I40]/[.$O4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40])/(101.3-(2.67123*[.L40]))" office:value-type="float" office:value="0" calcext:value-type="float">
            <text:p>0.00</text:p>
          </table:table-cell>
          <table:table-cell table:style-name="ce8" table:formula="of:=IF([.$O40]&lt;&gt;0; [.M40]/[.$O40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40]); ISBLANK([.I40]); ISBLANK([.M40]); [.E40]=0; [.I40]=0; [.M40]=0); 0; [.E40]+[.I40]+[.M40])" office:value-type="float" office:value="0" calcext:value-type="float">
            <text:p>0.00</text:p>
          </table:table-cell>
          <table:table-cell table:style-name="ce8" table:formula="of:=IF(OR(ISBLANK([.F40]); ISBLANK([.J40]); ISBLANK([.N40]); [.F40]=0; [.J40]=0; [.N40]=0); 0; [.F40]+[.J40]+[.N40])" office:value-type="float" office:value="0" calcext:value-type="float">
            <text:p>0.00</text:p>
          </table:table-cell>
          <table:table-cell table:formula="of:=(COUNTA([.$C$2:.C40]) / (ROW([.C40])-1) + COUNTA([.$G$2:.G40]) / (ROW([.G40])-1) + COUNTA([.$K$2:.K40]) / (ROW([.K40])-1)) / 3 * 100" office:value-type="float" office:value="5.12820512820513" calcext:value-type="float">
            <text:p>5.13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9-30" calcext:value-type="date">
            <text:p>24-09-30</text:p>
          </table:table-cell>
          <table:table-cell table:style-name="ce1" office:value-type="float" office:value="102" calcext:value-type="float">
            <text:p>102</text:p>
          </table:table-cell>
          <table:table-cell table:style-name="ce6" table:number-columns-repeated="2"/>
          <table:table-cell table:style-name="ce9" table:formula="of:=(100*[.C41])/(101.3-(2.67123*[.D41]))" office:value-type="float" office:value="0" calcext:value-type="float">
            <text:p>0.00</text:p>
          </table:table-cell>
          <table:table-cell table:style-name="ce9" table:formula="of:=IF([.$O41]&lt;&gt;0; [.E41]/[.$O4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41])/(101.3-(2.67123*[.H41]))" office:value-type="float" office:value="0" calcext:value-type="float">
            <text:p>0.00</text:p>
          </table:table-cell>
          <table:table-cell table:style-name="ce9" table:formula="of:=IF([.$O41]&lt;&gt;0; [.I41]/[.$O4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41])/(101.3-(2.67123*[.L41]))" office:value-type="float" office:value="0" calcext:value-type="float">
            <text:p>0.00</text:p>
          </table:table-cell>
          <table:table-cell table:style-name="ce9" table:formula="of:=IF([.$O41]&lt;&gt;0; [.M41]/[.$O41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41]); ISBLANK([.I41]); ISBLANK([.M41]); [.E41]=0; [.I41]=0; [.M41]=0); 0; [.E41]+[.I41]+[.M41])" office:value-type="float" office:value="0" calcext:value-type="float">
            <text:p>0.00</text:p>
          </table:table-cell>
          <table:table-cell table:style-name="ce9" table:formula="of:=IF(OR(ISBLANK([.F41]); ISBLANK([.J41]); ISBLANK([.N41]); [.F41]=0; [.J41]=0; [.N41]=0); 0; [.F41]+[.J41]+[.N41])" office:value-type="float" office:value="0" calcext:value-type="float">
            <text:p>0.00</text:p>
          </table:table-cell>
          <table:table-cell table:formula="of:=(COUNTA([.$C$2:.C41]) / (ROW([.C41])-1) + COUNTA([.$G$2:.G41]) / (ROW([.G41])-1) + COUNTA([.$K$2:.K41]) / (ROW([.K41])-1)) / 3 * 100" office:value-type="float" office:value="5" calcext:value-type="float">
            <text:p>5.00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10-07" calcext:value-type="date">
            <text:p>24-10-07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number-columns-repeated="2"/>
          <table:table-cell table:style-name="ce8" table:formula="of:=(100*[.C42])/(101.3-(2.67123*[.D42]))" office:value-type="float" office:value="0" calcext:value-type="float">
            <text:p>0.00</text:p>
          </table:table-cell>
          <table:table-cell table:style-name="ce8" table:formula="of:=IF([.$O42]&lt;&gt;0; [.E42]/[.$O4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42])/(101.3-(2.67123*[.H42]))" office:value-type="float" office:value="0" calcext:value-type="float">
            <text:p>0.00</text:p>
          </table:table-cell>
          <table:table-cell table:style-name="ce8" table:formula="of:=IF([.$O42]&lt;&gt;0; [.I42]/[.$O4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42])/(101.3-(2.67123*[.L42]))" office:value-type="float" office:value="0" calcext:value-type="float">
            <text:p>0.00</text:p>
          </table:table-cell>
          <table:table-cell table:style-name="ce8" table:formula="of:=IF([.$O42]&lt;&gt;0; [.M42]/[.$O42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42]); ISBLANK([.I42]); ISBLANK([.M42]); [.E42]=0; [.I42]=0; [.M42]=0); 0; [.E42]+[.I42]+[.M42])" office:value-type="float" office:value="0" calcext:value-type="float">
            <text:p>0.00</text:p>
          </table:table-cell>
          <table:table-cell table:style-name="ce8" table:formula="of:=IF(OR(ISBLANK([.F42]); ISBLANK([.J42]); ISBLANK([.N42]); [.F42]=0; [.J42]=0; [.N42]=0); 0; [.F42]+[.J42]+[.N42])" office:value-type="float" office:value="0" calcext:value-type="float">
            <text:p>0.00</text:p>
          </table:table-cell>
          <table:table-cell table:formula="of:=(COUNTA([.$C$2:.C42]) / (ROW([.C42])-1) + COUNTA([.$G$2:.G42]) / (ROW([.G42])-1) + COUNTA([.$K$2:.K42]) / (ROW([.K42])-1)) / 3 * 100" office:value-type="float" office:value="4.87804878048781" calcext:value-type="float">
            <text:p>4.88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10-14" calcext:value-type="date">
            <text:p>24-10-14</text:p>
          </table:table-cell>
          <table:table-cell table:style-name="ce1" office:value-type="float" office:value="104" calcext:value-type="float">
            <text:p>104</text:p>
          </table:table-cell>
          <table:table-cell table:style-name="ce6" table:number-columns-repeated="2"/>
          <table:table-cell table:style-name="ce9" table:formula="of:=(100*[.C43])/(101.3-(2.67123*[.D43]))" office:value-type="float" office:value="0" calcext:value-type="float">
            <text:p>0.00</text:p>
          </table:table-cell>
          <table:table-cell table:style-name="ce9" table:formula="of:=IF([.$O43]&lt;&gt;0; [.E43]/[.$O4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43])/(101.3-(2.67123*[.H43]))" office:value-type="float" office:value="0" calcext:value-type="float">
            <text:p>0.00</text:p>
          </table:table-cell>
          <table:table-cell table:style-name="ce9" table:formula="of:=IF([.$O43]&lt;&gt;0; [.I43]/[.$O4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43])/(101.3-(2.67123*[.L43]))" office:value-type="float" office:value="0" calcext:value-type="float">
            <text:p>0.00</text:p>
          </table:table-cell>
          <table:table-cell table:style-name="ce9" table:formula="of:=IF([.$O43]&lt;&gt;0; [.M43]/[.$O43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43]); ISBLANK([.I43]); ISBLANK([.M43]); [.E43]=0; [.I43]=0; [.M43]=0); 0; [.E43]+[.I43]+[.M43])" office:value-type="float" office:value="0" calcext:value-type="float">
            <text:p>0.00</text:p>
          </table:table-cell>
          <table:table-cell table:style-name="ce9" table:formula="of:=IF(OR(ISBLANK([.F43]); ISBLANK([.J43]); ISBLANK([.N43]); [.F43]=0; [.J43]=0; [.N43]=0); 0; [.F43]+[.J43]+[.N43])" office:value-type="float" office:value="0" calcext:value-type="float">
            <text:p>0.00</text:p>
          </table:table-cell>
          <table:table-cell table:formula="of:=(COUNTA([.$C$2:.C43]) / (ROW([.C43])-1) + COUNTA([.$G$2:.G43]) / (ROW([.G43])-1) + COUNTA([.$K$2:.K43]) / (ROW([.K43])-1)) / 3 * 100" office:value-type="float" office:value="4.76190476190476" calcext:value-type="float">
            <text:p>4.76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10-21" calcext:value-type="date">
            <text:p>24-10-21</text:p>
          </table:table-cell>
          <table:table-cell table:style-name="ce5" office:value-type="float" office:value="105" calcext:value-type="float">
            <text:p>105</text:p>
          </table:table-cell>
          <table:table-cell table:style-name="ce6" table:number-columns-repeated="2"/>
          <table:table-cell table:style-name="ce8" table:formula="of:=(100*[.C44])/(101.3-(2.67123*[.D44]))" office:value-type="float" office:value="0" calcext:value-type="float">
            <text:p>0.00</text:p>
          </table:table-cell>
          <table:table-cell table:style-name="ce8" table:formula="of:=IF([.$O44]&lt;&gt;0; [.E44]/[.$O4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44])/(101.3-(2.67123*[.H44]))" office:value-type="float" office:value="0" calcext:value-type="float">
            <text:p>0.00</text:p>
          </table:table-cell>
          <table:table-cell table:style-name="ce8" table:formula="of:=IF([.$O44]&lt;&gt;0; [.I44]/[.$O4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44])/(101.3-(2.67123*[.L44]))" office:value-type="float" office:value="0" calcext:value-type="float">
            <text:p>0.00</text:p>
          </table:table-cell>
          <table:table-cell table:style-name="ce8" table:formula="of:=IF([.$O44]&lt;&gt;0; [.M44]/[.$O44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44]); ISBLANK([.I44]); ISBLANK([.M44]); [.E44]=0; [.I44]=0; [.M44]=0); 0; [.E44]+[.I44]+[.M44])" office:value-type="float" office:value="0" calcext:value-type="float">
            <text:p>0.00</text:p>
          </table:table-cell>
          <table:table-cell table:style-name="ce8" table:formula="of:=IF(OR(ISBLANK([.F44]); ISBLANK([.J44]); ISBLANK([.N44]); [.F44]=0; [.J44]=0; [.N44]=0); 0; [.F44]+[.J44]+[.N44])" office:value-type="float" office:value="0" calcext:value-type="float">
            <text:p>0.00</text:p>
          </table:table-cell>
          <table:table-cell table:formula="of:=(COUNTA([.$C$2:.C44]) / (ROW([.C44])-1) + COUNTA([.$G$2:.G44]) / (ROW([.G44])-1) + COUNTA([.$K$2:.K44]) / (ROW([.K44])-1)) / 3 * 100" office:value-type="float" office:value="4.65116279069768" calcext:value-type="float">
            <text:p>4.65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10-28" calcext:value-type="date">
            <text:p>24-10-28</text:p>
          </table:table-cell>
          <table:table-cell table:style-name="ce1" office:value-type="float" office:value="106" calcext:value-type="float">
            <text:p>106</text:p>
          </table:table-cell>
          <table:table-cell table:style-name="ce6" table:number-columns-repeated="2"/>
          <table:table-cell table:style-name="ce9" table:formula="of:=(100*[.C45])/(101.3-(2.67123*[.D45]))" office:value-type="float" office:value="0" calcext:value-type="float">
            <text:p>0.00</text:p>
          </table:table-cell>
          <table:table-cell table:style-name="ce9" table:formula="of:=IF([.$O45]&lt;&gt;0; [.E45]/[.$O4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45])/(101.3-(2.67123*[.H45]))" office:value-type="float" office:value="0" calcext:value-type="float">
            <text:p>0.00</text:p>
          </table:table-cell>
          <table:table-cell table:style-name="ce9" table:formula="of:=IF([.$O45]&lt;&gt;0; [.I45]/[.$O4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45])/(101.3-(2.67123*[.L45]))" office:value-type="float" office:value="0" calcext:value-type="float">
            <text:p>0.00</text:p>
          </table:table-cell>
          <table:table-cell table:style-name="ce9" table:formula="of:=IF([.$O45]&lt;&gt;0; [.M45]/[.$O45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45]); ISBLANK([.I45]); ISBLANK([.M45]); [.E45]=0; [.I45]=0; [.M45]=0); 0; [.E45]+[.I45]+[.M45])" office:value-type="float" office:value="0" calcext:value-type="float">
            <text:p>0.00</text:p>
          </table:table-cell>
          <table:table-cell table:style-name="ce9" table:formula="of:=IF(OR(ISBLANK([.F45]); ISBLANK([.J45]); ISBLANK([.N45]); [.F45]=0; [.J45]=0; [.N45]=0); 0; [.F45]+[.J45]+[.N45])" office:value-type="float" office:value="0" calcext:value-type="float">
            <text:p>0.00</text:p>
          </table:table-cell>
          <table:table-cell table:formula="of:=(COUNTA([.$C$2:.C45]) / (ROW([.C45])-1) + COUNTA([.$G$2:.G45]) / (ROW([.G45])-1) + COUNTA([.$K$2:.K45]) / (ROW([.K45])-1)) / 3 * 100" office:value-type="float" office:value="4.54545454545455" calcext:value-type="float">
            <text:p>4.55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11-04" calcext:value-type="date">
            <text:p>24-11-04</text:p>
          </table:table-cell>
          <table:table-cell table:style-name="ce5" office:value-type="float" office:value="107" calcext:value-type="float">
            <text:p>107</text:p>
          </table:table-cell>
          <table:table-cell table:style-name="ce6" table:number-columns-repeated="2"/>
          <table:table-cell table:style-name="ce8" table:formula="of:=(100*[.C46])/(101.3-(2.67123*[.D46]))" office:value-type="float" office:value="0" calcext:value-type="float">
            <text:p>0.00</text:p>
          </table:table-cell>
          <table:table-cell table:style-name="ce8" table:formula="of:=IF([.$O46]&lt;&gt;0; [.E46]/[.$O4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46])/(101.3-(2.67123*[.H46]))" office:value-type="float" office:value="0" calcext:value-type="float">
            <text:p>0.00</text:p>
          </table:table-cell>
          <table:table-cell table:style-name="ce8" table:formula="of:=IF([.$O46]&lt;&gt;0; [.I46]/[.$O4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46])/(101.3-(2.67123*[.L46]))" office:value-type="float" office:value="0" calcext:value-type="float">
            <text:p>0.00</text:p>
          </table:table-cell>
          <table:table-cell table:style-name="ce8" table:formula="of:=IF([.$O46]&lt;&gt;0; [.M46]/[.$O46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46]); ISBLANK([.I46]); ISBLANK([.M46]); [.E46]=0; [.I46]=0; [.M46]=0); 0; [.E46]+[.I46]+[.M46])" office:value-type="float" office:value="0" calcext:value-type="float">
            <text:p>0.00</text:p>
          </table:table-cell>
          <table:table-cell table:style-name="ce8" table:formula="of:=IF(OR(ISBLANK([.F46]); ISBLANK([.J46]); ISBLANK([.N46]); [.F46]=0; [.J46]=0; [.N46]=0); 0; [.F46]+[.J46]+[.N46])" office:value-type="float" office:value="0" calcext:value-type="float">
            <text:p>0.00</text:p>
          </table:table-cell>
          <table:table-cell table:formula="of:=(COUNTA([.$C$2:.C46]) / (ROW([.C46])-1) + COUNTA([.$G$2:.G46]) / (ROW([.G46])-1) + COUNTA([.$K$2:.K46]) / (ROW([.K46])-1)) / 3 * 100" office:value-type="float" office:value="4.44444444444445" calcext:value-type="float">
            <text:p>4.44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11-11" calcext:value-type="date">
            <text:p>24-11-11</text:p>
          </table:table-cell>
          <table:table-cell table:style-name="ce1" office:value-type="float" office:value="108" calcext:value-type="float">
            <text:p>108</text:p>
          </table:table-cell>
          <table:table-cell table:style-name="ce6" table:number-columns-repeated="2"/>
          <table:table-cell table:style-name="ce9" table:formula="of:=(100*[.C47])/(101.3-(2.67123*[.D47]))" office:value-type="float" office:value="0" calcext:value-type="float">
            <text:p>0.00</text:p>
          </table:table-cell>
          <table:table-cell table:style-name="ce9" table:formula="of:=IF([.$O47]&lt;&gt;0; [.E47]/[.$O4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47])/(101.3-(2.67123*[.H47]))" office:value-type="float" office:value="0" calcext:value-type="float">
            <text:p>0.00</text:p>
          </table:table-cell>
          <table:table-cell table:style-name="ce9" table:formula="of:=IF([.$O47]&lt;&gt;0; [.I47]/[.$O4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47])/(101.3-(2.67123*[.L47]))" office:value-type="float" office:value="0" calcext:value-type="float">
            <text:p>0.00</text:p>
          </table:table-cell>
          <table:table-cell table:style-name="ce9" table:formula="of:=IF([.$O47]&lt;&gt;0; [.M47]/[.$O47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47]); ISBLANK([.I47]); ISBLANK([.M47]); [.E47]=0; [.I47]=0; [.M47]=0); 0; [.E47]+[.I47]+[.M47])" office:value-type="float" office:value="0" calcext:value-type="float">
            <text:p>0.00</text:p>
          </table:table-cell>
          <table:table-cell table:style-name="ce9" table:formula="of:=IF(OR(ISBLANK([.F47]); ISBLANK([.J47]); ISBLANK([.N47]); [.F47]=0; [.J47]=0; [.N47]=0); 0; [.F47]+[.J47]+[.N47])" office:value-type="float" office:value="0" calcext:value-type="float">
            <text:p>0.00</text:p>
          </table:table-cell>
          <table:table-cell table:formula="of:=(COUNTA([.$C$2:.C47]) / (ROW([.C47])-1) + COUNTA([.$G$2:.G47]) / (ROW([.G47])-1) + COUNTA([.$K$2:.K47]) / (ROW([.K47])-1)) / 3 * 100" office:value-type="float" office:value="4.34782608695652" calcext:value-type="float">
            <text:p>4.35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11-18" calcext:value-type="date">
            <text:p>24-11-18</text:p>
          </table:table-cell>
          <table:table-cell table:style-name="ce5" office:value-type="float" office:value="109" calcext:value-type="float">
            <text:p>109</text:p>
          </table:table-cell>
          <table:table-cell table:style-name="ce6" table:number-columns-repeated="2"/>
          <table:table-cell table:style-name="ce8" table:formula="of:=(100*[.C48])/(101.3-(2.67123*[.D48]))" office:value-type="float" office:value="0" calcext:value-type="float">
            <text:p>0.00</text:p>
          </table:table-cell>
          <table:table-cell table:style-name="ce8" table:formula="of:=IF([.$O48]&lt;&gt;0; [.E48]/[.$O4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48])/(101.3-(2.67123*[.H48]))" office:value-type="float" office:value="0" calcext:value-type="float">
            <text:p>0.00</text:p>
          </table:table-cell>
          <table:table-cell table:style-name="ce8" table:formula="of:=IF([.$O48]&lt;&gt;0; [.I48]/[.$O4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48])/(101.3-(2.67123*[.L48]))" office:value-type="float" office:value="0" calcext:value-type="float">
            <text:p>0.00</text:p>
          </table:table-cell>
          <table:table-cell table:style-name="ce8" table:formula="of:=IF([.$O48]&lt;&gt;0; [.M48]/[.$O48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48]); ISBLANK([.I48]); ISBLANK([.M48]); [.E48]=0; [.I48]=0; [.M48]=0); 0; [.E48]+[.I48]+[.M48])" office:value-type="float" office:value="0" calcext:value-type="float">
            <text:p>0.00</text:p>
          </table:table-cell>
          <table:table-cell table:style-name="ce8" table:formula="of:=IF(OR(ISBLANK([.F48]); ISBLANK([.J48]); ISBLANK([.N48]); [.F48]=0; [.J48]=0; [.N48]=0); 0; [.F48]+[.J48]+[.N48])" office:value-type="float" office:value="0" calcext:value-type="float">
            <text:p>0.00</text:p>
          </table:table-cell>
          <table:table-cell table:formula="of:=(COUNTA([.$C$2:.C48]) / (ROW([.C48])-1) + COUNTA([.$G$2:.G48]) / (ROW([.G48])-1) + COUNTA([.$K$2:.K48]) / (ROW([.K48])-1)) / 3 * 100" office:value-type="float" office:value="4.25531914893617" calcext:value-type="float">
            <text:p>4.26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11-25" calcext:value-type="date">
            <text:p>24-11-25</text:p>
          </table:table-cell>
          <table:table-cell table:style-name="ce1" office:value-type="float" office:value="110" calcext:value-type="float">
            <text:p>110</text:p>
          </table:table-cell>
          <table:table-cell table:style-name="ce6" table:number-columns-repeated="2"/>
          <table:table-cell table:style-name="ce9" table:formula="of:=(100*[.C49])/(101.3-(2.67123*[.D49]))" office:value-type="float" office:value="0" calcext:value-type="float">
            <text:p>0.00</text:p>
          </table:table-cell>
          <table:table-cell table:style-name="ce9" table:formula="of:=IF([.$O49]&lt;&gt;0; [.E49]/[.$O4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49])/(101.3-(2.67123*[.H49]))" office:value-type="float" office:value="0" calcext:value-type="float">
            <text:p>0.00</text:p>
          </table:table-cell>
          <table:table-cell table:style-name="ce9" table:formula="of:=IF([.$O49]&lt;&gt;0; [.I49]/[.$O4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49])/(101.3-(2.67123*[.L49]))" office:value-type="float" office:value="0" calcext:value-type="float">
            <text:p>0.00</text:p>
          </table:table-cell>
          <table:table-cell table:style-name="ce9" table:formula="of:=IF([.$O49]&lt;&gt;0; [.M49]/[.$O49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49]); ISBLANK([.I49]); ISBLANK([.M49]); [.E49]=0; [.I49]=0; [.M49]=0); 0; [.E49]+[.I49]+[.M49])" office:value-type="float" office:value="0" calcext:value-type="float">
            <text:p>0.00</text:p>
          </table:table-cell>
          <table:table-cell table:style-name="ce9" table:formula="of:=IF(OR(ISBLANK([.F49]); ISBLANK([.J49]); ISBLANK([.N49]); [.F49]=0; [.J49]=0; [.N49]=0); 0; [.F49]+[.J49]+[.N49])" office:value-type="float" office:value="0" calcext:value-type="float">
            <text:p>0.00</text:p>
          </table:table-cell>
          <table:table-cell table:formula="of:=(COUNTA([.$C$2:.C49]) / (ROW([.C49])-1) + COUNTA([.$G$2:.G49]) / (ROW([.G49])-1) + COUNTA([.$K$2:.K49]) / (ROW([.K49])-1)) / 3 * 100" office:value-type="float" office:value="4.16666666666667" calcext:value-type="float">
            <text:p>4.17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12-02" calcext:value-type="date">
            <text:p>24-12-02</text:p>
          </table:table-cell>
          <table:table-cell table:style-name="ce5" office:value-type="float" office:value="111" calcext:value-type="float">
            <text:p>111</text:p>
          </table:table-cell>
          <table:table-cell table:style-name="ce6" table:number-columns-repeated="2"/>
          <table:table-cell table:style-name="ce8" table:formula="of:=(100*[.C50])/(101.3-(2.67123*[.D50]))" office:value-type="float" office:value="0" calcext:value-type="float">
            <text:p>0.00</text:p>
          </table:table-cell>
          <table:table-cell table:style-name="ce8" table:formula="of:=IF([.$O50]&lt;&gt;0; [.E50]/[.$O5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50])/(101.3-(2.67123*[.H50]))" office:value-type="float" office:value="0" calcext:value-type="float">
            <text:p>0.00</text:p>
          </table:table-cell>
          <table:table-cell table:style-name="ce8" table:formula="of:=IF([.$O50]&lt;&gt;0; [.I50]/[.$O5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50])/(101.3-(2.67123*[.L50]))" office:value-type="float" office:value="0" calcext:value-type="float">
            <text:p>0.00</text:p>
          </table:table-cell>
          <table:table-cell table:style-name="ce8" table:formula="of:=IF([.$O50]&lt;&gt;0; [.M50]/[.$O50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50]); ISBLANK([.I50]); ISBLANK([.M50]); [.E50]=0; [.I50]=0; [.M50]=0); 0; [.E50]+[.I50]+[.M50])" office:value-type="float" office:value="0" calcext:value-type="float">
            <text:p>0.00</text:p>
          </table:table-cell>
          <table:table-cell table:style-name="ce8" table:formula="of:=IF(OR(ISBLANK([.F50]); ISBLANK([.J50]); ISBLANK([.N50]); [.F50]=0; [.J50]=0; [.N50]=0); 0; [.F50]+[.J50]+[.N50])" office:value-type="float" office:value="0" calcext:value-type="float">
            <text:p>0.00</text:p>
          </table:table-cell>
          <table:table-cell table:formula="of:=(COUNTA([.$C$2:.C50]) / (ROW([.C50])-1) + COUNTA([.$G$2:.G50]) / (ROW([.G50])-1) + COUNTA([.$K$2:.K50]) / (ROW([.K50])-1)) / 3 * 100" office:value-type="float" office:value="4.08163265306123" calcext:value-type="float">
            <text:p>4.08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12-09" calcext:value-type="date">
            <text:p>24-12-09</text:p>
          </table:table-cell>
          <table:table-cell table:style-name="ce1" office:value-type="float" office:value="112" calcext:value-type="float">
            <text:p>112</text:p>
          </table:table-cell>
          <table:table-cell table:style-name="ce6" table:number-columns-repeated="2"/>
          <table:table-cell table:style-name="ce9" table:formula="of:=(100*[.C51])/(101.3-(2.67123*[.D51]))" office:value-type="float" office:value="0" calcext:value-type="float">
            <text:p>0.00</text:p>
          </table:table-cell>
          <table:table-cell table:style-name="ce9" table:formula="of:=IF([.$O51]&lt;&gt;0; [.E51]/[.$O5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51])/(101.3-(2.67123*[.H51]))" office:value-type="float" office:value="0" calcext:value-type="float">
            <text:p>0.00</text:p>
          </table:table-cell>
          <table:table-cell table:style-name="ce9" table:formula="of:=IF([.$O51]&lt;&gt;0; [.I51]/[.$O5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51])/(101.3-(2.67123*[.L51]))" office:value-type="float" office:value="0" calcext:value-type="float">
            <text:p>0.00</text:p>
          </table:table-cell>
          <table:table-cell table:style-name="ce9" table:formula="of:=IF([.$O51]&lt;&gt;0; [.M51]/[.$O51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51]); ISBLANK([.I51]); ISBLANK([.M51]); [.E51]=0; [.I51]=0; [.M51]=0); 0; [.E51]+[.I51]+[.M51])" office:value-type="float" office:value="0" calcext:value-type="float">
            <text:p>0.00</text:p>
          </table:table-cell>
          <table:table-cell table:style-name="ce9" table:formula="of:=IF(OR(ISBLANK([.F51]); ISBLANK([.J51]); ISBLANK([.N51]); [.F51]=0; [.J51]=0; [.N51]=0); 0; [.F51]+[.J51]+[.N51])" office:value-type="float" office:value="0" calcext:value-type="float">
            <text:p>0.00</text:p>
          </table:table-cell>
          <table:table-cell table:formula="of:=(COUNTA([.$C$2:.C51]) / (ROW([.C51])-1) + COUNTA([.$G$2:.G51]) / (ROW([.G51])-1) + COUNTA([.$K$2:.K51]) / (ROW([.K51])-1)) / 3 * 100" office:value-type="float" office:value="4" calcext:value-type="float">
            <text:p>4.00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12-16" calcext:value-type="date">
            <text:p>24-12-16</text:p>
          </table:table-cell>
          <table:table-cell table:style-name="ce5" office:value-type="float" office:value="113" calcext:value-type="float">
            <text:p>113</text:p>
          </table:table-cell>
          <table:table-cell table:style-name="ce6" table:number-columns-repeated="2"/>
          <table:table-cell table:style-name="ce8" table:formula="of:=(100*[.C52])/(101.3-(2.67123*[.D52]))" office:value-type="float" office:value="0" calcext:value-type="float">
            <text:p>0.00</text:p>
          </table:table-cell>
          <table:table-cell table:style-name="ce8" table:formula="of:=IF([.$O52]&lt;&gt;0; [.E52]/[.$O5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52])/(101.3-(2.67123*[.H52]))" office:value-type="float" office:value="0" calcext:value-type="float">
            <text:p>0.00</text:p>
          </table:table-cell>
          <table:table-cell table:style-name="ce8" table:formula="of:=IF([.$O52]&lt;&gt;0; [.I52]/[.$O5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52])/(101.3-(2.67123*[.L52]))" office:value-type="float" office:value="0" calcext:value-type="float">
            <text:p>0.00</text:p>
          </table:table-cell>
          <table:table-cell table:style-name="ce8" table:formula="of:=IF([.$O52]&lt;&gt;0; [.M52]/[.$O52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52]); ISBLANK([.I52]); ISBLANK([.M52]); [.E52]=0; [.I52]=0; [.M52]=0); 0; [.E52]+[.I52]+[.M52])" office:value-type="float" office:value="0" calcext:value-type="float">
            <text:p>0.00</text:p>
          </table:table-cell>
          <table:table-cell table:style-name="ce8" table:formula="of:=IF(OR(ISBLANK([.F52]); ISBLANK([.J52]); ISBLANK([.N52]); [.F52]=0; [.J52]=0; [.N52]=0); 0; [.F52]+[.J52]+[.N52])" office:value-type="float" office:value="0" calcext:value-type="float">
            <text:p>0.00</text:p>
          </table:table-cell>
          <table:table-cell table:formula="of:=(COUNTA([.$C$2:.C52]) / (ROW([.C52])-1) + COUNTA([.$G$2:.G52]) / (ROW([.G52])-1) + COUNTA([.$K$2:.K52]) / (ROW([.K52])-1)) / 3 * 100" office:value-type="float" office:value="3.92156862745098" calcext:value-type="float">
            <text:p>3.92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12-23" calcext:value-type="date">
            <text:p>24-12-23</text:p>
          </table:table-cell>
          <table:table-cell table:style-name="ce1" office:value-type="float" office:value="114" calcext:value-type="float">
            <text:p>114</text:p>
          </table:table-cell>
          <table:table-cell table:style-name="ce6" table:number-columns-repeated="2"/>
          <table:table-cell table:style-name="ce9" table:formula="of:=(100*[.C53])/(101.3-(2.67123*[.D53]))" office:value-type="float" office:value="0" calcext:value-type="float">
            <text:p>0.00</text:p>
          </table:table-cell>
          <table:table-cell table:style-name="ce9" table:formula="of:=IF([.$O53]&lt;&gt;0; [.E53]/[.$O5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53])/(101.3-(2.67123*[.H53]))" office:value-type="float" office:value="0" calcext:value-type="float">
            <text:p>0.00</text:p>
          </table:table-cell>
          <table:table-cell table:style-name="ce9" table:formula="of:=IF([.$O53]&lt;&gt;0; [.I53]/[.$O5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53])/(101.3-(2.67123*[.L53]))" office:value-type="float" office:value="0" calcext:value-type="float">
            <text:p>0.00</text:p>
          </table:table-cell>
          <table:table-cell table:style-name="ce9" table:formula="of:=IF([.$O53]&lt;&gt;0; [.M53]/[.$O53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53]); ISBLANK([.I53]); ISBLANK([.M53]); [.E53]=0; [.I53]=0; [.M53]=0); 0; [.E53]+[.I53]+[.M53])" office:value-type="float" office:value="0" calcext:value-type="float">
            <text:p>0.00</text:p>
          </table:table-cell>
          <table:table-cell table:style-name="ce9" table:formula="of:=IF(OR(ISBLANK([.F53]); ISBLANK([.J53]); ISBLANK([.N53]); [.F53]=0; [.J53]=0; [.N53]=0); 0; [.F53]+[.J53]+[.N53])" office:value-type="float" office:value="0" calcext:value-type="float">
            <text:p>0.00</text:p>
          </table:table-cell>
          <table:table-cell table:formula="of:=(COUNTA([.$C$2:.C53]) / (ROW([.C53])-1) + COUNTA([.$G$2:.G53]) / (ROW([.G53])-1) + COUNTA([.$K$2:.K53]) / (ROW([.K53])-1)) / 3 * 100" office:value-type="float" office:value="3.84615384615385" calcext:value-type="float">
            <text:p>3.85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12-30" calcext:value-type="date">
            <text:p>24-12-30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number-columns-repeated="2"/>
          <table:table-cell table:style-name="ce8" table:formula="of:=(100*[.C54])/(101.3-(2.67123*[.D54]))" office:value-type="float" office:value="0" calcext:value-type="float">
            <text:p>0.00</text:p>
          </table:table-cell>
          <table:table-cell table:style-name="ce8" table:formula="of:=IF([.$O54]&lt;&gt;0; [.E54]/[.$O5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54])/(101.3-(2.67123*[.H54]))" office:value-type="float" office:value="0" calcext:value-type="float">
            <text:p>0.00</text:p>
          </table:table-cell>
          <table:table-cell table:style-name="ce8" table:formula="of:=IF([.$O54]&lt;&gt;0; [.I54]/[.$O5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54])/(101.3-(2.67123*[.L54]))" office:value-type="float" office:value="0" calcext:value-type="float">
            <text:p>0.00</text:p>
          </table:table-cell>
          <table:table-cell table:style-name="ce8" table:formula="of:=IF([.$O54]&lt;&gt;0; [.M54]/[.$O54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54]); ISBLANK([.I54]); ISBLANK([.M54]); [.E54]=0; [.I54]=0; [.M54]=0); 0; [.E54]+[.I54]+[.M54])" office:value-type="float" office:value="0" calcext:value-type="float">
            <text:p>0.00</text:p>
          </table:table-cell>
          <table:table-cell table:style-name="ce8" table:formula="of:=IF(OR(ISBLANK([.F54]); ISBLANK([.J54]); ISBLANK([.N54]); [.F54]=0; [.J54]=0; [.N54]=0); 0; [.F54]+[.J54]+[.N54])" office:value-type="float" office:value="0" calcext:value-type="float">
            <text:p>0.00</text:p>
          </table:table-cell>
          <table:table-cell table:formula="of:=(COUNTA([.$C$2:.C54]) / (ROW([.C54])-1) + COUNTA([.$G$2:.G54]) / (ROW([.G54])-1) + COUNTA([.$K$2:.K54]) / (ROW([.K54])-1)) / 3 * 100" office:value-type="float" office:value="3.77358490566038" calcext:value-type="float">
            <text:p>3.77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1-06" calcext:value-type="date">
            <text:p>25-01-06</text:p>
          </table:table-cell>
          <table:table-cell table:style-name="ce1" office:value-type="float" office:value="116" calcext:value-type="float">
            <text:p>116</text:p>
          </table:table-cell>
          <table:table-cell table:style-name="ce6" table:number-columns-repeated="2"/>
          <table:table-cell table:style-name="ce9" table:formula="of:=(100*[.C55])/(101.3-(2.67123*[.D55]))" office:value-type="float" office:value="0" calcext:value-type="float">
            <text:p>0.00</text:p>
          </table:table-cell>
          <table:table-cell table:style-name="ce9" table:formula="of:=IF([.$O55]&lt;&gt;0; [.E55]/[.$O5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55])/(101.3-(2.67123*[.H55]))" office:value-type="float" office:value="0" calcext:value-type="float">
            <text:p>0.00</text:p>
          </table:table-cell>
          <table:table-cell table:style-name="ce9" table:formula="of:=IF([.$O55]&lt;&gt;0; [.I55]/[.$O5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55])/(101.3-(2.67123*[.L55]))" office:value-type="float" office:value="0" calcext:value-type="float">
            <text:p>0.00</text:p>
          </table:table-cell>
          <table:table-cell table:style-name="ce9" table:formula="of:=IF([.$O55]&lt;&gt;0; [.M55]/[.$O55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55]); ISBLANK([.I55]); ISBLANK([.M55]); [.E55]=0; [.I55]=0; [.M55]=0); 0; [.E55]+[.I55]+[.M55])" office:value-type="float" office:value="0" calcext:value-type="float">
            <text:p>0.00</text:p>
          </table:table-cell>
          <table:table-cell table:style-name="ce9" table:formula="of:=IF(OR(ISBLANK([.F55]); ISBLANK([.J55]); ISBLANK([.N55]); [.F55]=0; [.J55]=0; [.N55]=0); 0; [.F55]+[.J55]+[.N55])" office:value-type="float" office:value="0" calcext:value-type="float">
            <text:p>0.00</text:p>
          </table:table-cell>
          <table:table-cell table:formula="of:=(COUNTA([.$C$2:.C55]) / (ROW([.C55])-1) + COUNTA([.$G$2:.G55]) / (ROW([.G55])-1) + COUNTA([.$K$2:.K55]) / (ROW([.K55])-1)) / 3 * 100" office:value-type="float" office:value="3.7037037037037" calcext:value-type="float">
            <text:p>3.70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1-13" calcext:value-type="date">
            <text:p>25-01-13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number-columns-repeated="2"/>
          <table:table-cell table:style-name="ce8" table:formula="of:=(100*[.C56])/(101.3-(2.67123*[.D56]))" office:value-type="float" office:value="0" calcext:value-type="float">
            <text:p>0.00</text:p>
          </table:table-cell>
          <table:table-cell table:style-name="ce8" table:formula="of:=IF([.$O56]&lt;&gt;0; [.E56]/[.$O5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56])/(101.3-(2.67123*[.H56]))" office:value-type="float" office:value="0" calcext:value-type="float">
            <text:p>0.00</text:p>
          </table:table-cell>
          <table:table-cell table:style-name="ce8" table:formula="of:=IF([.$O56]&lt;&gt;0; [.I56]/[.$O5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56])/(101.3-(2.67123*[.L56]))" office:value-type="float" office:value="0" calcext:value-type="float">
            <text:p>0.00</text:p>
          </table:table-cell>
          <table:table-cell table:style-name="ce8" table:formula="of:=IF([.$O56]&lt;&gt;0; [.M56]/[.$O56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56]); ISBLANK([.I56]); ISBLANK([.M56]); [.E56]=0; [.I56]=0; [.M56]=0); 0; [.E56]+[.I56]+[.M56])" office:value-type="float" office:value="0" calcext:value-type="float">
            <text:p>0.00</text:p>
          </table:table-cell>
          <table:table-cell table:style-name="ce8" table:formula="of:=IF(OR(ISBLANK([.F56]); ISBLANK([.J56]); ISBLANK([.N56]); [.F56]=0; [.J56]=0; [.N56]=0); 0; [.F56]+[.J56]+[.N56])" office:value-type="float" office:value="0" calcext:value-type="float">
            <text:p>0.00</text:p>
          </table:table-cell>
          <table:table-cell table:formula="of:=(COUNTA([.$C$2:.C56]) / (ROW([.C56])-1) + COUNTA([.$G$2:.G56]) / (ROW([.G56])-1) + COUNTA([.$K$2:.K56]) / (ROW([.K56])-1)) / 3 * 100" office:value-type="float" office:value="3.63636363636364" calcext:value-type="float">
            <text:p>3.64</text:p>
          </table:table-cell>
          <table:table-cell table:style-name="ce15" table:number-columns-repeated="9"/>
          <table:table-cell table:style-name="ce18" table:number-columns-repeated="16356"/>
          <table:table-cell/>
        </table:table-row>
        <table:table-row table:style-name="ro2">
          <table:table-cell table:style-name="ce3" office:value-type="date" office:date-value="2025-01-20" calcext:value-type="date">
            <text:p>25-01-20</text:p>
          </table:table-cell>
          <table:table-cell table:style-name="ce1" office:value-type="float" office:value="118" calcext:value-type="float">
            <text:p>118</text:p>
          </table:table-cell>
          <table:table-cell table:style-name="ce6" table:number-columns-repeated="2"/>
          <table:table-cell table:style-name="ce9" table:formula="of:=(100*[.C57])/(101.3-(2.67123*[.D57]))" office:value-type="float" office:value="0" calcext:value-type="float">
            <text:p>0.00</text:p>
          </table:table-cell>
          <table:table-cell table:style-name="ce9" table:formula="of:=IF([.$O57]&lt;&gt;0; [.E57]/[.$O5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57])/(101.3-(2.67123*[.H57]))" office:value-type="float" office:value="0" calcext:value-type="float">
            <text:p>0.00</text:p>
          </table:table-cell>
          <table:table-cell table:style-name="ce9" table:formula="of:=IF([.$O57]&lt;&gt;0; [.I57]/[.$O5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57])/(101.3-(2.67123*[.L57]))" office:value-type="float" office:value="0" calcext:value-type="float">
            <text:p>0.00</text:p>
          </table:table-cell>
          <table:table-cell table:style-name="ce9" table:formula="of:=IF([.$O57]&lt;&gt;0; [.M57]/[.$O57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57]); ISBLANK([.I57]); ISBLANK([.M57]); [.E57]=0; [.I57]=0; [.M57]=0); 0; [.E57]+[.I57]+[.M57])" office:value-type="float" office:value="0" calcext:value-type="float">
            <text:p>0.00</text:p>
          </table:table-cell>
          <table:table-cell table:style-name="ce9" table:formula="of:=IF(OR(ISBLANK([.F57]); ISBLANK([.J57]); ISBLANK([.N57]); [.F57]=0; [.J57]=0; [.N57]=0); 0; [.F57]+[.J57]+[.N57])" office:value-type="float" office:value="0" calcext:value-type="float">
            <text:p>0.00</text:p>
          </table:table-cell>
          <table:table-cell table:formula="of:=(COUNTA([.$C$2:.C57]) / (ROW([.C57])-1) + COUNTA([.$G$2:.G57]) / (ROW([.G57])-1) + COUNTA([.$K$2:.K57]) / (ROW([.K57])-1)) / 3 * 100" office:value-type="float" office:value="3.57142857142857" calcext:value-type="float">
            <text:p>3.57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1-27" calcext:value-type="date">
            <text:p>25-01-27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number-columns-repeated="2"/>
          <table:table-cell table:style-name="ce8" table:formula="of:=(100*[.C58])/(101.3-(2.67123*[.D58]))" office:value-type="float" office:value="0" calcext:value-type="float">
            <text:p>0.00</text:p>
          </table:table-cell>
          <table:table-cell table:style-name="ce8" table:formula="of:=IF([.$O58]&lt;&gt;0; [.E58]/[.$O5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58])/(101.3-(2.67123*[.H58]))" office:value-type="float" office:value="0" calcext:value-type="float">
            <text:p>0.00</text:p>
          </table:table-cell>
          <table:table-cell table:style-name="ce8" table:formula="of:=IF([.$O58]&lt;&gt;0; [.I58]/[.$O5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58])/(101.3-(2.67123*[.L58]))" office:value-type="float" office:value="0" calcext:value-type="float">
            <text:p>0.00</text:p>
          </table:table-cell>
          <table:table-cell table:style-name="ce8" table:formula="of:=IF([.$O58]&lt;&gt;0; [.M58]/[.$O58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58]); ISBLANK([.I58]); ISBLANK([.M58]); [.E58]=0; [.I58]=0; [.M58]=0); 0; [.E58]+[.I58]+[.M58])" office:value-type="float" office:value="0" calcext:value-type="float">
            <text:p>0.00</text:p>
          </table:table-cell>
          <table:table-cell table:style-name="ce8" table:formula="of:=IF(OR(ISBLANK([.F58]); ISBLANK([.J58]); ISBLANK([.N58]); [.F58]=0; [.J58]=0; [.N58]=0); 0; [.F58]+[.J58]+[.N58])" office:value-type="float" office:value="0" calcext:value-type="float">
            <text:p>0.00</text:p>
          </table:table-cell>
          <table:table-cell table:formula="of:=(COUNTA([.$C$2:.C58]) / (ROW([.C58])-1) + COUNTA([.$G$2:.G58]) / (ROW([.G58])-1) + COUNTA([.$K$2:.K58]) / (ROW([.K58])-1)) / 3 * 100" office:value-type="float" office:value="3.50877192982456" calcext:value-type="float">
            <text:p>3.51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2-03" calcext:value-type="date">
            <text:p>25-02-03</text:p>
          </table:table-cell>
          <table:table-cell table:style-name="ce1" office:value-type="float" office:value="120" calcext:value-type="float">
            <text:p>120</text:p>
          </table:table-cell>
          <table:table-cell table:style-name="ce6" table:number-columns-repeated="2"/>
          <table:table-cell table:style-name="ce9" table:formula="of:=(100*[.C59])/(101.3-(2.67123*[.D59]))" office:value-type="float" office:value="0" calcext:value-type="float">
            <text:p>0.00</text:p>
          </table:table-cell>
          <table:table-cell table:style-name="ce9" table:formula="of:=IF([.$O59]&lt;&gt;0; [.E59]/[.$O5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59])/(101.3-(2.67123*[.H59]))" office:value-type="float" office:value="0" calcext:value-type="float">
            <text:p>0.00</text:p>
          </table:table-cell>
          <table:table-cell table:style-name="ce9" table:formula="of:=IF([.$O59]&lt;&gt;0; [.I59]/[.$O5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59])/(101.3-(2.67123*[.L59]))" office:value-type="float" office:value="0" calcext:value-type="float">
            <text:p>0.00</text:p>
          </table:table-cell>
          <table:table-cell table:style-name="ce9" table:formula="of:=IF([.$O59]&lt;&gt;0; [.M59]/[.$O59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59]); ISBLANK([.I59]); ISBLANK([.M59]); [.E59]=0; [.I59]=0; [.M59]=0); 0; [.E59]+[.I59]+[.M59])" office:value-type="float" office:value="0" calcext:value-type="float">
            <text:p>0.00</text:p>
          </table:table-cell>
          <table:table-cell table:style-name="ce9" table:formula="of:=IF(OR(ISBLANK([.F59]); ISBLANK([.J59]); ISBLANK([.N59]); [.F59]=0; [.J59]=0; [.N59]=0); 0; [.F59]+[.J59]+[.N59])" office:value-type="float" office:value="0" calcext:value-type="float">
            <text:p>0.00</text:p>
          </table:table-cell>
          <table:table-cell table:formula="of:=(COUNTA([.$C$2:.C59]) / (ROW([.C59])-1) + COUNTA([.$G$2:.G59]) / (ROW([.G59])-1) + COUNTA([.$K$2:.K59]) / (ROW([.K59])-1)) / 3 * 100" office:value-type="float" office:value="3.44827586206897" calcext:value-type="float">
            <text:p>3.45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2-10" calcext:value-type="date">
            <text:p>25-02-10</text:p>
          </table:table-cell>
          <table:table-cell table:style-name="ce5" office:value-type="float" office:value="121" calcext:value-type="float">
            <text:p>121</text:p>
          </table:table-cell>
          <table:table-cell table:style-name="ce6" table:number-columns-repeated="2"/>
          <table:table-cell table:style-name="ce8" table:formula="of:=(100*[.C60])/(101.3-(2.67123*[.D60]))" office:value-type="float" office:value="0" calcext:value-type="float">
            <text:p>0.00</text:p>
          </table:table-cell>
          <table:table-cell table:style-name="ce8" table:formula="of:=IF([.$O60]&lt;&gt;0; [.E60]/[.$O6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60])/(101.3-(2.67123*[.H60]))" office:value-type="float" office:value="0" calcext:value-type="float">
            <text:p>0.00</text:p>
          </table:table-cell>
          <table:table-cell table:style-name="ce8" table:formula="of:=IF([.$O60]&lt;&gt;0; [.I60]/[.$O6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60])/(101.3-(2.67123*[.L60]))" office:value-type="float" office:value="0" calcext:value-type="float">
            <text:p>0.00</text:p>
          </table:table-cell>
          <table:table-cell table:style-name="ce8" table:formula="of:=IF([.$O60]&lt;&gt;0; [.M60]/[.$O60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60]); ISBLANK([.I60]); ISBLANK([.M60]); [.E60]=0; [.I60]=0; [.M60]=0); 0; [.E60]+[.I60]+[.M60])" office:value-type="float" office:value="0" calcext:value-type="float">
            <text:p>0.00</text:p>
          </table:table-cell>
          <table:table-cell table:style-name="ce8" table:formula="of:=IF(OR(ISBLANK([.F60]); ISBLANK([.J60]); ISBLANK([.N60]); [.F60]=0; [.J60]=0; [.N60]=0); 0; [.F60]+[.J60]+[.N60])" office:value-type="float" office:value="0" calcext:value-type="float">
            <text:p>0.00</text:p>
          </table:table-cell>
          <table:table-cell table:formula="of:=(COUNTA([.$C$2:.C60]) / (ROW([.C60])-1) + COUNTA([.$G$2:.G60]) / (ROW([.G60])-1) + COUNTA([.$K$2:.K60]) / (ROW([.K60])-1)) / 3 * 100" office:value-type="float" office:value="3.38983050847458" calcext:value-type="float">
            <text:p>3.39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2-17" calcext:value-type="date">
            <text:p>25-02-17</text:p>
          </table:table-cell>
          <table:table-cell table:style-name="ce1" office:value-type="float" office:value="122" calcext:value-type="float">
            <text:p>122</text:p>
          </table:table-cell>
          <table:table-cell table:style-name="ce6" table:number-columns-repeated="2"/>
          <table:table-cell table:style-name="ce9" table:formula="of:=(100*[.C61])/(101.3-(2.67123*[.D61]))" office:value-type="float" office:value="0" calcext:value-type="float">
            <text:p>0.00</text:p>
          </table:table-cell>
          <table:table-cell table:style-name="ce9" table:formula="of:=IF([.$O61]&lt;&gt;0; [.E61]/[.$O6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61])/(101.3-(2.67123*[.H61]))" office:value-type="float" office:value="0" calcext:value-type="float">
            <text:p>0.00</text:p>
          </table:table-cell>
          <table:table-cell table:style-name="ce9" table:formula="of:=IF([.$O61]&lt;&gt;0; [.I61]/[.$O6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61])/(101.3-(2.67123*[.L61]))" office:value-type="float" office:value="0" calcext:value-type="float">
            <text:p>0.00</text:p>
          </table:table-cell>
          <table:table-cell table:style-name="ce9" table:formula="of:=IF([.$O61]&lt;&gt;0; [.M61]/[.$O61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61]); ISBLANK([.I61]); ISBLANK([.M61]); [.E61]=0; [.I61]=0; [.M61]=0); 0; [.E61]+[.I61]+[.M61])" office:value-type="float" office:value="0" calcext:value-type="float">
            <text:p>0.00</text:p>
          </table:table-cell>
          <table:table-cell table:style-name="ce9" table:formula="of:=IF(OR(ISBLANK([.F61]); ISBLANK([.J61]); ISBLANK([.N61]); [.F61]=0; [.J61]=0; [.N61]=0); 0; [.F61]+[.J61]+[.N61])" office:value-type="float" office:value="0" calcext:value-type="float">
            <text:p>0.00</text:p>
          </table:table-cell>
          <table:table-cell table:formula="of:=(COUNTA([.$C$2:.C61]) / (ROW([.C61])-1) + COUNTA([.$G$2:.G61]) / (ROW([.G61])-1) + COUNTA([.$K$2:.K61]) / (ROW([.K61])-1)) / 3 * 100" office:value-type="float" office:value="3.33333333333333" calcext:value-type="float">
            <text:p>3.33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2-24" calcext:value-type="date">
            <text:p>25-02-24</text:p>
          </table:table-cell>
          <table:table-cell table:style-name="ce5" office:value-type="float" office:value="123" calcext:value-type="float">
            <text:p>123</text:p>
          </table:table-cell>
          <table:table-cell table:style-name="ce6" table:number-columns-repeated="2"/>
          <table:table-cell table:style-name="ce8" table:formula="of:=(100*[.C62])/(101.3-(2.67123*[.D62]))" office:value-type="float" office:value="0" calcext:value-type="float">
            <text:p>0.00</text:p>
          </table:table-cell>
          <table:table-cell table:style-name="ce8" table:formula="of:=IF([.$O62]&lt;&gt;0; [.E62]/[.$O6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62])/(101.3-(2.67123*[.H62]))" office:value-type="float" office:value="0" calcext:value-type="float">
            <text:p>0.00</text:p>
          </table:table-cell>
          <table:table-cell table:style-name="ce8" table:formula="of:=IF([.$O62]&lt;&gt;0; [.I62]/[.$O6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62])/(101.3-(2.67123*[.L62]))" office:value-type="float" office:value="0" calcext:value-type="float">
            <text:p>0.00</text:p>
          </table:table-cell>
          <table:table-cell table:style-name="ce8" table:formula="of:=IF([.$O62]&lt;&gt;0; [.M62]/[.$O62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62]); ISBLANK([.I62]); ISBLANK([.M62]); [.E62]=0; [.I62]=0; [.M62]=0); 0; [.E62]+[.I62]+[.M62])" office:value-type="float" office:value="0" calcext:value-type="float">
            <text:p>0.00</text:p>
          </table:table-cell>
          <table:table-cell table:style-name="ce8" table:formula="of:=IF(OR(ISBLANK([.F62]); ISBLANK([.J62]); ISBLANK([.N62]); [.F62]=0; [.J62]=0; [.N62]=0); 0; [.F62]+[.J62]+[.N62])" office:value-type="float" office:value="0" calcext:value-type="float">
            <text:p>0.00</text:p>
          </table:table-cell>
          <table:table-cell table:formula="of:=(COUNTA([.$C$2:.C62]) / (ROW([.C62])-1) + COUNTA([.$G$2:.G62]) / (ROW([.G62])-1) + COUNTA([.$K$2:.K62]) / (ROW([.K62])-1)) / 3 * 100" office:value-type="float" office:value="3.27868852459016" calcext:value-type="float">
            <text:p>3.28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3-03" calcext:value-type="date">
            <text:p>25-03-03</text:p>
          </table:table-cell>
          <table:table-cell table:style-name="ce1" office:value-type="float" office:value="124" calcext:value-type="float">
            <text:p>124</text:p>
          </table:table-cell>
          <table:table-cell table:style-name="ce6" table:number-columns-repeated="2"/>
          <table:table-cell table:style-name="ce9"/>
          <table:table-cell table:style-name="ce9" table:formula="of:=IF([.$O63]&lt;&gt;0; [.E63]/[.$O6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63]&lt;&gt;0; [.I63]/[.$O6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63]&lt;&gt;0; [.M63]/[.$O63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63]); ISBLANK([.I63]); ISBLANK([.M63]); [.E63]=0; [.I63]=0; [.M63]=0); 0; [.E63]+[.I63]+[.M63])" office:value-type="float" office:value="0" calcext:value-type="float">
            <text:p>0.00</text:p>
          </table:table-cell>
          <table:table-cell table:style-name="ce9" table:formula="of:=IF(OR(ISBLANK([.F63]); ISBLANK([.J63]); ISBLANK([.N63]); [.F63]=0; [.J63]=0; [.N63]=0); 0; [.F63]+[.J63]+[.N63])" office:value-type="float" office:value="0" calcext:value-type="float">
            <text:p>0.00</text:p>
          </table:table-cell>
          <table:table-cell table:formula="of:=(COUNTA([.$C$2:.C63]) / (ROW([.C63])-1) + COUNTA([.$G$2:.G63]) / (ROW([.G63])-1) + COUNTA([.$K$2:.K63]) / (ROW([.K63])-1)) / 3 * 100" office:value-type="float" office:value="3.2258064516129" calcext:value-type="float">
            <text:p>3.23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3-10" calcext:value-type="date">
            <text:p>25-03-10</text:p>
          </table:table-cell>
          <table:table-cell table:style-name="ce5" office:value-type="float" office:value="125" calcext:value-type="float">
            <text:p>125</text:p>
          </table:table-cell>
          <table:table-cell table:style-name="ce6" table:number-columns-repeated="2"/>
          <table:table-cell table:style-name="ce8"/>
          <table:table-cell table:style-name="ce8" table:formula="of:=IF([.$O64]&lt;&gt;0; [.E64]/[.$O6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64]&lt;&gt;0; [.I64]/[.$O6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64]&lt;&gt;0; [.M64]/[.$O64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64]); ISBLANK([.I64]); ISBLANK([.M64]); [.E64]=0; [.I64]=0; [.M64]=0); 0; [.E64]+[.I64]+[.M64])" office:value-type="float" office:value="0" calcext:value-type="float">
            <text:p>0.00</text:p>
          </table:table-cell>
          <table:table-cell table:style-name="ce8" table:formula="of:=IF(OR(ISBLANK([.F64]); ISBLANK([.J64]); ISBLANK([.N64]); [.F64]=0; [.J64]=0; [.N64]=0); 0; [.F64]+[.J64]+[.N64])" office:value-type="float" office:value="0" calcext:value-type="float">
            <text:p>0.00</text:p>
          </table:table-cell>
          <table:table-cell table:formula="of:=(COUNTA([.$C$2:.C64]) / (ROW([.C64])-1) + COUNTA([.$G$2:.G64]) / (ROW([.G64])-1) + COUNTA([.$K$2:.K64]) / (ROW([.K64])-1)) / 3 * 100" office:value-type="float" office:value="3.17460317460317" calcext:value-type="float">
            <text:p>3.17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3-17" calcext:value-type="date">
            <text:p>25-03-17</text:p>
          </table:table-cell>
          <table:table-cell table:style-name="ce1" office:value-type="float" office:value="126" calcext:value-type="float">
            <text:p>126</text:p>
          </table:table-cell>
          <table:table-cell table:style-name="ce6" table:number-columns-repeated="2"/>
          <table:table-cell table:style-name="ce9"/>
          <table:table-cell table:style-name="ce9" table:formula="of:=IF([.$O65]&lt;&gt;0; [.E65]/[.$O6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65]&lt;&gt;0; [.I65]/[.$O6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65]&lt;&gt;0; [.M65]/[.$O65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65]); ISBLANK([.I65]); ISBLANK([.M65]); [.E65]=0; [.I65]=0; [.M65]=0); 0; [.E65]+[.I65]+[.M65])" office:value-type="float" office:value="0" calcext:value-type="float">
            <text:p>0.00</text:p>
          </table:table-cell>
          <table:table-cell table:style-name="ce9" table:formula="of:=IF(OR(ISBLANK([.F65]); ISBLANK([.J65]); ISBLANK([.N65]); [.F65]=0; [.J65]=0; [.N65]=0); 0; [.F65]+[.J65]+[.N65])" office:value-type="float" office:value="0" calcext:value-type="float">
            <text:p>0.00</text:p>
          </table:table-cell>
          <table:table-cell table:formula="of:=(COUNTA([.$C$2:.C65]) / (ROW([.C65])-1) + COUNTA([.$G$2:.G65]) / (ROW([.G65])-1) + COUNTA([.$K$2:.K65]) / (ROW([.K65])-1)) / 3 * 100" office:value-type="float" office:value="3.125" calcext:value-type="float">
            <text:p>3.13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3-24" calcext:value-type="date">
            <text:p>25-03-24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number-columns-repeated="2"/>
          <table:table-cell table:style-name="ce8"/>
          <table:table-cell table:style-name="ce8" table:formula="of:=IF([.$O66]&lt;&gt;0; [.E66]/[.$O6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66]&lt;&gt;0; [.I66]/[.$O6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66]&lt;&gt;0; [.M66]/[.$O66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66]); ISBLANK([.I66]); ISBLANK([.M66]); [.E66]=0; [.I66]=0; [.M66]=0); 0; [.E66]+[.I66]+[.M66])" office:value-type="float" office:value="0" calcext:value-type="float">
            <text:p>0.00</text:p>
          </table:table-cell>
          <table:table-cell table:style-name="ce8" table:formula="of:=IF(OR(ISBLANK([.F66]); ISBLANK([.J66]); ISBLANK([.N66]); [.F66]=0; [.J66]=0; [.N66]=0); 0; [.F66]+[.J66]+[.N66])" office:value-type="float" office:value="0" calcext:value-type="float">
            <text:p>0.00</text:p>
          </table:table-cell>
          <table:table-cell table:formula="of:=(COUNTA([.$C$2:.C66]) / (ROW([.C66])-1) + COUNTA([.$G$2:.G66]) / (ROW([.G66])-1) + COUNTA([.$K$2:.K66]) / (ROW([.K66])-1)) / 3 * 100" office:value-type="float" office:value="3.07692307692308" calcext:value-type="float">
            <text:p>3.08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3-31" calcext:value-type="date">
            <text:p>25-03-31</text:p>
          </table:table-cell>
          <table:table-cell table:style-name="ce1" office:value-type="float" office:value="128" calcext:value-type="float">
            <text:p>128</text:p>
          </table:table-cell>
          <table:table-cell table:style-name="ce6" table:number-columns-repeated="2"/>
          <table:table-cell table:style-name="ce9"/>
          <table:table-cell table:style-name="ce9" table:formula="of:=IF([.$O67]&lt;&gt;0; [.E67]/[.$O6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67]&lt;&gt;0; [.I67]/[.$O6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67]&lt;&gt;0; [.M67]/[.$O67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67]); ISBLANK([.I67]); ISBLANK([.M67]); [.E67]=0; [.I67]=0; [.M67]=0); 0; [.E67]+[.I67]+[.M67])" office:value-type="float" office:value="0" calcext:value-type="float">
            <text:p>0.00</text:p>
          </table:table-cell>
          <table:table-cell table:style-name="ce9" table:formula="of:=IF(OR(ISBLANK([.F67]); ISBLANK([.J67]); ISBLANK([.N67]); [.F67]=0; [.J67]=0; [.N67]=0); 0; [.F67]+[.J67]+[.N67])" office:value-type="float" office:value="0" calcext:value-type="float">
            <text:p>0.00</text:p>
          </table:table-cell>
          <table:table-cell table:formula="of:=(COUNTA([.$C$2:.C67]) / (ROW([.C67])-1) + COUNTA([.$G$2:.G67]) / (ROW([.G67])-1) + COUNTA([.$K$2:.K67]) / (ROW([.K67])-1)) / 3 * 100" office:value-type="float" office:value="3.03030303030303" calcext:value-type="float">
            <text:p>3.03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4-07" calcext:value-type="date">
            <text:p>25-04-07</text:p>
          </table:table-cell>
          <table:table-cell table:style-name="ce5" office:value-type="float" office:value="129" calcext:value-type="float">
            <text:p>129</text:p>
          </table:table-cell>
          <table:table-cell table:style-name="ce6" table:number-columns-repeated="2"/>
          <table:table-cell table:style-name="ce8"/>
          <table:table-cell table:style-name="ce8" table:formula="of:=IF([.$O68]&lt;&gt;0; [.E68]/[.$O6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68]&lt;&gt;0; [.I68]/[.$O6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68]&lt;&gt;0; [.M68]/[.$O68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68]); ISBLANK([.I68]); ISBLANK([.M68]); [.E68]=0; [.I68]=0; [.M68]=0); 0; [.E68]+[.I68]+[.M68])" office:value-type="float" office:value="0" calcext:value-type="float">
            <text:p>0.00</text:p>
          </table:table-cell>
          <table:table-cell table:style-name="ce8" table:formula="of:=IF(OR(ISBLANK([.F68]); ISBLANK([.J68]); ISBLANK([.N68]); [.F68]=0; [.J68]=0; [.N68]=0); 0; [.F68]+[.J68]+[.N68])" office:value-type="float" office:value="0" calcext:value-type="float">
            <text:p>0.00</text:p>
          </table:table-cell>
          <table:table-cell table:formula="of:=(COUNTA([.$C$2:.C68]) / (ROW([.C68])-1) + COUNTA([.$G$2:.G68]) / (ROW([.G68])-1) + COUNTA([.$K$2:.K68]) / (ROW([.K68])-1)) / 3 * 100" office:value-type="float" office:value="2.98507462686567" calcext:value-type="float">
            <text:p>2.99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4-14" calcext:value-type="date">
            <text:p>25-04-14</text:p>
          </table:table-cell>
          <table:table-cell table:style-name="ce1" office:value-type="float" office:value="130" calcext:value-type="float">
            <text:p>130</text:p>
          </table:table-cell>
          <table:table-cell table:style-name="ce6" table:number-columns-repeated="2"/>
          <table:table-cell table:style-name="ce9"/>
          <table:table-cell table:style-name="ce9" table:formula="of:=IF([.$O69]&lt;&gt;0; [.E69]/[.$O6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69]&lt;&gt;0; [.I69]/[.$O6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69]&lt;&gt;0; [.M69]/[.$O69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69]); ISBLANK([.I69]); ISBLANK([.M69]); [.E69]=0; [.I69]=0; [.M69]=0); 0; [.E69]+[.I69]+[.M69])" office:value-type="float" office:value="0" calcext:value-type="float">
            <text:p>0.00</text:p>
          </table:table-cell>
          <table:table-cell table:style-name="ce9" table:formula="of:=IF(OR(ISBLANK([.F69]); ISBLANK([.J69]); ISBLANK([.N69]); [.F69]=0; [.J69]=0; [.N69]=0); 0; [.F69]+[.J69]+[.N69])" office:value-type="float" office:value="0" calcext:value-type="float">
            <text:p>0.00</text:p>
          </table:table-cell>
          <table:table-cell table:formula="of:=(COUNTA([.$C$2:.C69]) / (ROW([.C69])-1) + COUNTA([.$G$2:.G69]) / (ROW([.G69])-1) + COUNTA([.$K$2:.K69]) / (ROW([.K69])-1)) / 3 * 100" office:value-type="float" office:value="2.94117647058824" calcext:value-type="float">
            <text:p>2.94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4-21" calcext:value-type="date">
            <text:p>25-04-21</text:p>
          </table:table-cell>
          <table:table-cell table:style-name="ce5" office:value-type="float" office:value="131" calcext:value-type="float">
            <text:p>131</text:p>
          </table:table-cell>
          <table:table-cell table:style-name="ce6" table:number-columns-repeated="2"/>
          <table:table-cell table:style-name="ce8"/>
          <table:table-cell table:style-name="ce8" table:formula="of:=IF([.$O70]&lt;&gt;0; [.E70]/[.$O7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0]&lt;&gt;0; [.I70]/[.$O7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0]&lt;&gt;0; [.M70]/[.$O70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70]); ISBLANK([.I70]); ISBLANK([.M70]); [.E70]=0; [.I70]=0; [.M70]=0); 0; [.E70]+[.I70]+[.M70])" office:value-type="float" office:value="0" calcext:value-type="float">
            <text:p>0.00</text:p>
          </table:table-cell>
          <table:table-cell table:style-name="ce8" table:formula="of:=IF(OR(ISBLANK([.F70]); ISBLANK([.J70]); ISBLANK([.N70]); [.F70]=0; [.J70]=0; [.N70]=0); 0; [.F70]+[.J70]+[.N70])" office:value-type="float" office:value="0" calcext:value-type="float">
            <text:p>0.00</text:p>
          </table:table-cell>
          <table:table-cell table:formula="of:=(COUNTA([.$C$2:.C70]) / (ROW([.C70])-1) + COUNTA([.$G$2:.G70]) / (ROW([.G70])-1) + COUNTA([.$K$2:.K70]) / (ROW([.K70])-1)) / 3 * 100" office:value-type="float" office:value="2.89855072463768" calcext:value-type="float">
            <text:p>2.90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4-28" calcext:value-type="date">
            <text:p>25-04-28</text:p>
          </table:table-cell>
          <table:table-cell table:style-name="ce1" office:value-type="float" office:value="132" calcext:value-type="float">
            <text:p>132</text:p>
          </table:table-cell>
          <table:table-cell table:style-name="ce6" table:number-columns-repeated="2"/>
          <table:table-cell table:style-name="ce9"/>
          <table:table-cell table:style-name="ce9" table:formula="of:=IF([.$O71]&lt;&gt;0; [.E71]/[.$O7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1]&lt;&gt;0; [.I71]/[.$O7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1]&lt;&gt;0; [.M71]/[.$O71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71]); ISBLANK([.I71]); ISBLANK([.M71]); [.E71]=0; [.I71]=0; [.M71]=0); 0; [.E71]+[.I71]+[.M71])" office:value-type="float" office:value="0" calcext:value-type="float">
            <text:p>0.00</text:p>
          </table:table-cell>
          <table:table-cell table:style-name="ce9" table:formula="of:=IF(OR(ISBLANK([.F71]); ISBLANK([.J71]); ISBLANK([.N71]); [.F71]=0; [.J71]=0; [.N71]=0); 0; [.F71]+[.J71]+[.N71])" office:value-type="float" office:value="0" calcext:value-type="float">
            <text:p>0.00</text:p>
          </table:table-cell>
          <table:table-cell table:formula="of:=(COUNTA([.$C$2:.C71]) / (ROW([.C71])-1) + COUNTA([.$G$2:.G71]) / (ROW([.G71])-1) + COUNTA([.$K$2:.K71]) / (ROW([.K71])-1)) / 3 * 100" office:value-type="float" office:value="2.85714285714286" calcext:value-type="float">
            <text:p>2.86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5-05" calcext:value-type="date">
            <text:p>25-05-0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number-columns-repeated="2"/>
          <table:table-cell table:style-name="ce8"/>
          <table:table-cell table:style-name="ce8" table:formula="of:=IF([.$O72]&lt;&gt;0; [.E72]/[.$O7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2]&lt;&gt;0; [.I72]/[.$O7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2]&lt;&gt;0; [.M72]/[.$O72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72]); ISBLANK([.I72]); ISBLANK([.M72]); [.E72]=0; [.I72]=0; [.M72]=0); 0; [.E72]+[.I72]+[.M72])" office:value-type="float" office:value="0" calcext:value-type="float">
            <text:p>0.00</text:p>
          </table:table-cell>
          <table:table-cell table:style-name="ce8" table:formula="of:=IF(OR(ISBLANK([.F72]); ISBLANK([.J72]); ISBLANK([.N72]); [.F72]=0; [.J72]=0; [.N72]=0); 0; [.F72]+[.J72]+[.N72])" office:value-type="float" office:value="0" calcext:value-type="float">
            <text:p>0.00</text:p>
          </table:table-cell>
          <table:table-cell table:formula="of:=(COUNTA([.$C$2:.C72]) / (ROW([.C72])-1) + COUNTA([.$G$2:.G72]) / (ROW([.G72])-1) + COUNTA([.$K$2:.K72]) / (ROW([.K72])-1)) / 3 * 100" office:value-type="float" office:value="2.8169014084507" calcext:value-type="float">
            <text:p>2.82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5-12" calcext:value-type="date">
            <text:p>25-05-12</text:p>
          </table:table-cell>
          <table:table-cell table:style-name="ce1" office:value-type="float" office:value="134" calcext:value-type="float">
            <text:p>134</text:p>
          </table:table-cell>
          <table:table-cell table:style-name="ce6" table:number-columns-repeated="2"/>
          <table:table-cell table:style-name="ce9"/>
          <table:table-cell table:style-name="ce9" table:formula="of:=IF([.$O73]&lt;&gt;0; [.E73]/[.$O7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3]&lt;&gt;0; [.I73]/[.$O7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3]&lt;&gt;0; [.M73]/[.$O73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73]); ISBLANK([.I73]); ISBLANK([.M73]); [.E73]=0; [.I73]=0; [.M73]=0); 0; [.E73]+[.I73]+[.M73])" office:value-type="float" office:value="0" calcext:value-type="float">
            <text:p>0.00</text:p>
          </table:table-cell>
          <table:table-cell table:style-name="ce9" table:formula="of:=IF(OR(ISBLANK([.F73]); ISBLANK([.J73]); ISBLANK([.N73]); [.F73]=0; [.J73]=0; [.N73]=0); 0; [.F73]+[.J73]+[.N73])" office:value-type="float" office:value="0" calcext:value-type="float">
            <text:p>0.00</text:p>
          </table:table-cell>
          <table:table-cell table:formula="of:=(COUNTA([.$C$2:.C73]) / (ROW([.C73])-1) + COUNTA([.$G$2:.G73]) / (ROW([.G73])-1) + COUNTA([.$K$2:.K73]) / (ROW([.K73])-1)) / 3 * 100" office:value-type="float" office:value="2.77777777777778" calcext:value-type="float">
            <text:p>2.78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5-19" calcext:value-type="date">
            <text:p>25-05-19</text:p>
          </table:table-cell>
          <table:table-cell table:style-name="ce5" office:value-type="float" office:value="135" calcext:value-type="float">
            <text:p>135</text:p>
          </table:table-cell>
          <table:table-cell table:style-name="ce6" table:number-columns-repeated="2"/>
          <table:table-cell table:style-name="ce8"/>
          <table:table-cell table:style-name="ce8" table:formula="of:=IF([.$O74]&lt;&gt;0; [.E74]/[.$O7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4]&lt;&gt;0; [.I74]/[.$O7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4]&lt;&gt;0; [.M74]/[.$O74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74]); ISBLANK([.I74]); ISBLANK([.M74]); [.E74]=0; [.I74]=0; [.M74]=0); 0; [.E74]+[.I74]+[.M74])" office:value-type="float" office:value="0" calcext:value-type="float">
            <text:p>0.00</text:p>
          </table:table-cell>
          <table:table-cell table:style-name="ce8" table:formula="of:=IF(OR(ISBLANK([.F74]); ISBLANK([.J74]); ISBLANK([.N74]); [.F74]=0; [.J74]=0; [.N74]=0); 0; [.F74]+[.J74]+[.N74])" office:value-type="float" office:value="0" calcext:value-type="float">
            <text:p>0.00</text:p>
          </table:table-cell>
          <table:table-cell table:formula="of:=(COUNTA([.$C$2:.C74]) / (ROW([.C74])-1) + COUNTA([.$G$2:.G74]) / (ROW([.G74])-1) + COUNTA([.$K$2:.K74]) / (ROW([.K74])-1)) / 3 * 100" office:value-type="float" office:value="2.73972602739726" calcext:value-type="float">
            <text:p>2.74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5-26" calcext:value-type="date">
            <text:p>25-05-26</text:p>
          </table:table-cell>
          <table:table-cell table:style-name="ce1" office:value-type="float" office:value="136" calcext:value-type="float">
            <text:p>136</text:p>
          </table:table-cell>
          <table:table-cell table:style-name="ce6" table:number-columns-repeated="2"/>
          <table:table-cell table:style-name="ce9"/>
          <table:table-cell table:style-name="ce9" table:formula="of:=IF([.$O75]&lt;&gt;0; [.E75]/[.$O7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5]&lt;&gt;0; [.I75]/[.$O7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5]&lt;&gt;0; [.M75]/[.$O75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75]); ISBLANK([.I75]); ISBLANK([.M75]); [.E75]=0; [.I75]=0; [.M75]=0); 0; [.E75]+[.I75]+[.M75])" office:value-type="float" office:value="0" calcext:value-type="float">
            <text:p>0.00</text:p>
          </table:table-cell>
          <table:table-cell table:style-name="ce9" table:formula="of:=IF(OR(ISBLANK([.F75]); ISBLANK([.J75]); ISBLANK([.N75]); [.F75]=0; [.J75]=0; [.N75]=0); 0; [.F75]+[.J75]+[.N75])" office:value-type="float" office:value="0" calcext:value-type="float">
            <text:p>0.00</text:p>
          </table:table-cell>
          <table:table-cell table:formula="of:=(COUNTA([.$C$2:.C75]) / (ROW([.C75])-1) + COUNTA([.$G$2:.G75]) / (ROW([.G75])-1) + COUNTA([.$K$2:.K75]) / (ROW([.K75])-1)) / 3 * 100" office:value-type="float" office:value="2.7027027027027" calcext:value-type="float">
            <text:p>2.70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6-02" calcext:value-type="date">
            <text:p>25-06-02</text:p>
          </table:table-cell>
          <table:table-cell table:style-name="ce5" office:value-type="float" office:value="137" calcext:value-type="float">
            <text:p>137</text:p>
          </table:table-cell>
          <table:table-cell table:style-name="ce6" table:number-columns-repeated="2"/>
          <table:table-cell table:style-name="ce8"/>
          <table:table-cell table:style-name="ce8" table:formula="of:=IF([.$O76]&lt;&gt;0; [.E76]/[.$O7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6]&lt;&gt;0; [.I76]/[.$O7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6]&lt;&gt;0; [.M76]/[.$O76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76]); ISBLANK([.I76]); ISBLANK([.M76]); [.E76]=0; [.I76]=0; [.M76]=0); 0; [.E76]+[.I76]+[.M76])" office:value-type="float" office:value="0" calcext:value-type="float">
            <text:p>0.00</text:p>
          </table:table-cell>
          <table:table-cell table:style-name="ce8" table:formula="of:=IF(OR(ISBLANK([.F76]); ISBLANK([.J76]); ISBLANK([.N76]); [.F76]=0; [.J76]=0; [.N76]=0); 0; [.F76]+[.J76]+[.N76])" office:value-type="float" office:value="0" calcext:value-type="float">
            <text:p>0.00</text:p>
          </table:table-cell>
          <table:table-cell table:formula="of:=(COUNTA([.$C$2:.C76]) / (ROW([.C76])-1) + COUNTA([.$G$2:.G76]) / (ROW([.G76])-1) + COUNTA([.$K$2:.K76]) / (ROW([.K76])-1)) / 3 * 100" office:value-type="float" office:value="2.66666666666667" calcext:value-type="float">
            <text:p>2.67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6-09" calcext:value-type="date">
            <text:p>25-06-09</text:p>
          </table:table-cell>
          <table:table-cell table:style-name="ce1" office:value-type="float" office:value="138" calcext:value-type="float">
            <text:p>138</text:p>
          </table:table-cell>
          <table:table-cell table:style-name="ce6" table:number-columns-repeated="2"/>
          <table:table-cell table:style-name="ce9"/>
          <table:table-cell table:style-name="ce9" table:formula="of:=IF([.$O77]&lt;&gt;0; [.E77]/[.$O7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7]&lt;&gt;0; [.I77]/[.$O7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7]&lt;&gt;0; [.M77]/[.$O77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77]); ISBLANK([.I77]); ISBLANK([.M77]); [.E77]=0; [.I77]=0; [.M77]=0); 0; [.E77]+[.I77]+[.M77])" office:value-type="float" office:value="0" calcext:value-type="float">
            <text:p>0.00</text:p>
          </table:table-cell>
          <table:table-cell table:style-name="ce9" table:formula="of:=IF(OR(ISBLANK([.F77]); ISBLANK([.J77]); ISBLANK([.N77]); [.F77]=0; [.J77]=0; [.N77]=0); 0; [.F77]+[.J77]+[.N77])" office:value-type="float" office:value="0" calcext:value-type="float">
            <text:p>0.00</text:p>
          </table:table-cell>
          <table:table-cell table:formula="of:=(COUNTA([.$C$2:.C77]) / (ROW([.C77])-1) + COUNTA([.$G$2:.G77]) / (ROW([.G77])-1) + COUNTA([.$K$2:.K77]) / (ROW([.K77])-1)) / 3 * 100" office:value-type="float" office:value="2.63157894736842" calcext:value-type="float">
            <text:p>2.63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6-16" calcext:value-type="date">
            <text:p>25-06-16</text:p>
          </table:table-cell>
          <table:table-cell table:style-name="ce5" office:value-type="float" office:value="139" calcext:value-type="float">
            <text:p>139</text:p>
          </table:table-cell>
          <table:table-cell table:style-name="ce6" table:number-columns-repeated="2"/>
          <table:table-cell table:style-name="ce8"/>
          <table:table-cell table:style-name="ce8" table:formula="of:=IF([.$O78]&lt;&gt;0; [.E78]/[.$O7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8]&lt;&gt;0; [.I78]/[.$O7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8]&lt;&gt;0; [.M78]/[.$O78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78]); ISBLANK([.I78]); ISBLANK([.M78]); [.E78]=0; [.I78]=0; [.M78]=0); 0; [.E78]+[.I78]+[.M78])" office:value-type="float" office:value="0" calcext:value-type="float">
            <text:p>0.00</text:p>
          </table:table-cell>
          <table:table-cell table:style-name="ce8" table:formula="of:=IF(OR(ISBLANK([.F78]); ISBLANK([.J78]); ISBLANK([.N78]); [.F78]=0; [.J78]=0; [.N78]=0); 0; [.F78]+[.J78]+[.N78])" office:value-type="float" office:value="0" calcext:value-type="float">
            <text:p>0.00</text:p>
          </table:table-cell>
          <table:table-cell table:formula="of:=(COUNTA([.$C$2:.C78]) / (ROW([.C78])-1) + COUNTA([.$G$2:.G78]) / (ROW([.G78])-1) + COUNTA([.$K$2:.K78]) / (ROW([.K78])-1)) / 3 * 100" office:value-type="float" office:value="2.5974025974026" calcext:value-type="float">
            <text:p>2.60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6-23" calcext:value-type="date">
            <text:p>25-06-23</text:p>
          </table:table-cell>
          <table:table-cell table:style-name="ce1" office:value-type="float" office:value="140" calcext:value-type="float">
            <text:p>140</text:p>
          </table:table-cell>
          <table:table-cell table:style-name="ce6" table:number-columns-repeated="2"/>
          <table:table-cell table:style-name="ce9"/>
          <table:table-cell table:style-name="ce9" table:formula="of:=IF([.$O79]&lt;&gt;0; [.E79]/[.$O7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9]&lt;&gt;0; [.I79]/[.$O7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9]&lt;&gt;0; [.M79]/[.$O79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79]); ISBLANK([.I79]); ISBLANK([.M79]); [.E79]=0; [.I79]=0; [.M79]=0); 0; [.E79]+[.I79]+[.M79])" office:value-type="float" office:value="0" calcext:value-type="float">
            <text:p>0.00</text:p>
          </table:table-cell>
          <table:table-cell table:style-name="ce9" table:formula="of:=IF(OR(ISBLANK([.F79]); ISBLANK([.J79]); ISBLANK([.N79]); [.F79]=0; [.J79]=0; [.N79]=0); 0; [.F79]+[.J79]+[.N79])" office:value-type="float" office:value="0" calcext:value-type="float">
            <text:p>0.00</text:p>
          </table:table-cell>
          <table:table-cell table:formula="of:=(COUNTA([.$C$2:.C79]) / (ROW([.C79])-1) + COUNTA([.$G$2:.G79]) / (ROW([.G79])-1) + COUNTA([.$K$2:.K79]) / (ROW([.K79])-1)) / 3 * 100" office:value-type="float" office:value="2.56410256410256" calcext:value-type="float">
            <text:p>2.56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1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 table:number-rows-repeated="104836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tats" table:style-name="ta2">
        <office:forms form:automatic-focus="false" form:apply-design-mode="false"/>
        <table:table-column table:style-name="co3" table:number-columns-repeated="16384" table:default-cell-style-name="Default"/>
        <table:table-row table:style-name="ro3">
          <table:table-cell table:style-name="ce19" office:value-type="string" calcext:value-type="string">
            <text:p>max_bench</text:p>
          </table:table-cell>
          <table:table-cell table:style-name="ce19" office:value-type="string" calcext:value-type="string">
            <text:p>max_deadlift</text:p>
          </table:table-cell>
          <table:table-cell table:style-name="ce19" office:value-type="string" calcext:value-type="string">
            <text:p>max_squat</text:p>
          </table:table-cell>
          <table:table-cell table:style-name="ce19" office:value-type="string" calcext:value-type="string">
            <text:p>max_bench_c</text:p>
          </table:table-cell>
          <table:table-cell table:style-name="ce19" office:value-type="string" calcext:value-type="string">
            <text:p>max_deadlift_c</text:p>
          </table:table-cell>
          <table:table-cell table:style-name="ce19" office:value-type="string" calcext:value-type="string">
            <text:p>max_squat_c</text:p>
          </table:table-cell>
          <table:table-cell table:style-name="ce19" office:value-type="string" calcext:value-type="string">
            <text:p>max_bench_m</text:p>
          </table:table-cell>
          <table:table-cell table:style-name="ce19" office:value-type="string" calcext:value-type="string">
            <text:p>max_deadlift_m</text:p>
          </table:table-cell>
          <table:table-cell table:style-name="ce19" office:value-type="string" calcext:value-type="string">
            <text:p>max_squat_m</text:p>
          </table:table-cell>
          <table:table-cell table:style-name="ce19" office:value-type="string" calcext:value-type="string">
            <text:p>max_total</text:p>
          </table:table-cell>
          <table:table-cell table:style-name="ce19" office:value-type="string" calcext:value-type="string">
            <text:p>max_total_c</text:p>
          </table:table-cell>
          <table:table-cell table:number-columns-repeated="16373"/>
        </table:table-row>
        <table:table-row table:style-name="ro3">
          <table:table-cell table:style-name="ce19" table:formula="of:=MAX(IF(ISNUMBER([$data_desu.C:.C]); [$data_desu.C:.C]))" office:value-type="float" office:value="45" calcext:value-type="float">
            <text:p>45.00</text:p>
          </table:table-cell>
          <table:table-cell table:style-name="ce19" table:formula="of:=MAX(IF(ISNUMBER([$data_desu.G:.G]); [$data_desu.G:.G]))" office:value-type="float" office:value="0" calcext:value-type="float">
            <text:p>0.00</text:p>
          </table:table-cell>
          <table:table-cell table:style-name="ce19" table:formula="of:=MAX(IF(ISNUMBER([$data_desu.K:.K]); [$data_desu.K:.K]))" office:value-type="float" office:value="65" calcext:value-type="float">
            <text:p>65.00</text:p>
          </table:table-cell>
          <table:table-cell table:style-name="ce19" table:formula="of:=MAX(IF(ISNUMBER([$data_desu.E:.E]); [$data_desu.E:.E]))" office:value-type="float" office:value="46.2519691133462" calcext:value-type="float">
            <text:p>46.25</text:p>
          </table:table-cell>
          <table:table-cell table:style-name="ce19" table:formula="of:=MAX(IF(ISNUMBER([$data_desu.I:.I]); [$data_desu.I:.I]))" office:value-type="float" office:value="26.8140725615618" calcext:value-type="float">
            <text:p>26.81</text:p>
          </table:table-cell>
          <table:table-cell table:style-name="ce19" table:formula="of:=MAX(IF(ISNUMBER([$data_desu.M:.M]); [$data_desu.M:.M]))" office:value-type="float" office:value="71.7319898630559" calcext:value-type="float">
            <text:p>71.73</text:p>
          </table:table-cell>
          <table:table-cell table:style-name="ce19" table:formula="of:=MAX(IF(ISNUMBER([$data_desu.F:.F]); [$data_desu.F:.F]))" office:value-type="float" office:value="0.722687017396034" calcext:value-type="float">
            <text:p>0.72</text:p>
          </table:table-cell>
          <table:table-cell table:style-name="ce19" table:formula="of:=MAX(IF(ISNUMBER([$data_desu.J:.J]); [$data_desu.J:.J]))" office:value-type="float" office:value="0" calcext:value-type="float">
            <text:p>0.00</text:p>
          </table:table-cell>
          <table:table-cell table:style-name="ce19" table:formula="of:=MAX(IF(ISNUMBER([$data_desu.N:.N]); [$data_desu.N:.N]))" office:value-type="float" office:value="1.12081234161025" calcext:value-type="float">
            <text:p>1.12</text:p>
          </table:table-cell>
          <table:table-cell table:style-name="ce19" table:formula="of:=[.A2]+[.B2]+[.C2]" office:value-type="float" office:value="110" calcext:value-type="float">
            <text:p>110.00</text:p>
          </table:table-cell>
          <table:table-cell table:style-name="ce19" table:formula="of:=[.D2]+[.E2]+[.F2]" office:value-type="float" office:value="144.798031537964" calcext:value-type="float">
            <text:p>144.80</text:p>
          </table:table-cell>
          <table:table-cell table:number-columns-repeated="16373"/>
        </table:table-row>
        <table:table-row table:style-name="ro2" table:number-rows-repeated="104857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name-complex="Liberation Sans1" style:font-family-complex="'Liberation Sans'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Accent_20_4" style:display-name="Accent 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Default_20_8" style:display-name="Default 8" style:family="table-cell" style:parent-style-name="Default"/>
    <style:style style:name="Error_20_9" style:display-name="Error 9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size-complex="18pt" style:font-style-complex="normal" style:font-weight-complex="bold">
        <loext:char-complex-color loext:theme-type="dark1" loext:color-type="theme"/>
      </style:text-properties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size-complex="12pt" style:font-style-complex="normal" style:font-weight-complex="bold">
        <loext:char-complex-color loext:theme-type="dark1" loext:color-type="theme"/>
      </style:text-properties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Footnote_20_10" style:display-name="Footnote 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>
        <loext:char-complex-color loext:theme-type="dark1" loext:color-type="theme"/>
      </style:text-properties>
    </style:style>
    <style:style style:name="Heading_20_11" style:display-name="Heading 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>
        <loext:char-complex-color loext:theme-type="dark1" loext:color-type="theme"/>
      </style:text-properties>
    </style:style>
    <style:style style:name="Hyperlink_20_12" style:display-name="Hyperlink 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Result_20_13" style:display-name="Result 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size-complex="10pt" style:font-style-complex="italic" style:font-weight-complex="bold">
        <loext:char-complex-color loext:theme-type="dark1" loext:color-type="theme"/>
      </style:text-properties>
    </style:style>
    <style:style style:name="Status_20_14" style:display-name="Status 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Text_20_15" style:display-name="Text 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Warning_20_16" style:display-name="Warning 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547in"/>
      </style:header-style>
      <style:footer-style>
        <style:header-footer-properties fo:min-height="0.3937in" fo:margin-left="0in" fo:margin-right="0in" fo:margin-top="0.2547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style:font-size-asian="10pt" style:font-style-asian="normal" style:font-weight-asian="normal" style:font-name-complex="Liberation Sans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2">00/00/0000</text:date>, <text:time style:data-style-name="N2" text:time-value="19:08:10.6106758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tats" style:display-name="PageStyle_stat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ata_5f_desu" style:display-name="PageStyle_data_desu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eusz Bączek</meta:initial-creator>
    <meta:editing-cycles>30</meta:editing-cycles>
    <meta:creation-date>2023-12-08T15:37:14</meta:creation-date>
    <dc:date>2024-02-12T19:09:52.890268158</dc:date>
    <meta:generator>LibreOffice/24.2.0.3$Linux_X86_64 LibreOffice_project/420$Build-3</meta:generator>
    <meta:editing-duration>PT6M53S</meta:editing-duration>
    <meta:document-statistic meta:table-count="2" meta:cell-count="861" meta:object-count="0"/>
    <meta:user-defined meta:name="AppVersion">16.0300</meta:user-defined>
  </office:meta>
</office:document-meta>
</file>